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number text:level="1" text:style-name="Numbering_20_Symbols" style:num-format="1" text:start-value="1" style:num-suffix=".">
        <style:list-level-properties text:space-before="0.25in" text:min-label-width="0.25in"/>
      </text:list-level-style-number>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number text:level="1" text:style-name="Numbering_20_Symbols" style:num-format="1" text:start-value="1" style:num-suffix=".">
        <style:list-level-properties text:space-before="0.25in" text:min-label-width="0.25in"/>
      </text:list-level-style-number>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number text:level="1" text:style-name="Numbering_20_Symbols" style:num-format="1" text:start-value="1" style:num-suffix=".">
        <style:list-level-properties text:space-before="0.25in" text:min-label-width="0.25in"/>
      </text:list-level-style-number>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text:list-style style:name="L111">
      <text:list-level-style-number text:level="1" text:style-name="Numbering_20_Symbols" style:num-format="1" text:start-value="1" style:num-suffix=".">
        <style:list-level-properties text:space-before="0.25in" text:min-label-width="0.25in"/>
      </text:list-level-style-number>
    </text:list-style>
    <text:list-style style:name="L112">
      <text:list-level-style-number text:level="1" text:style-name="Numbering_20_Symbols" style:num-format="1" text:start-value="1" style:num-suffix=".">
        <style:list-level-properties text:space-before="0.25in" text:min-label-width="0.25in"/>
      </text:list-level-style-number>
    </text:list-style>
    <text:list-style style:name="L113">
      <text:list-level-style-number text:level="1" text:style-name="Numbering_20_Symbols" style:num-format="1" text:start-value="1" style:num-suffix=".">
        <style:list-level-properties text:space-before="0.25in" text:min-label-width="0.25in"/>
      </text:list-level-style-number>
    </text:list-style>
    <text:list-style style:name="L114">
      <text:list-level-style-number text:level="1" text:style-name="Numbering_20_Symbols" style:num-format="1" text:start-value="1" style:num-suffix=".">
        <style:list-level-properties text:space-before="0.25in" text:min-label-width="0.25in"/>
      </text:list-level-style-number>
    </text:list-style>
    <text:list-style style:name="L115">
      <text:list-level-style-number text:level="1" text:style-name="Numbering_20_Symbols" style:num-format="1" text:start-value="1" style:num-suffix=".">
        <style:list-level-properties text:space-before="0.25in" text:min-label-width="0.25in"/>
      </text:list-level-style-number>
    </text:list-style>
    <text:list-style style:name="L116">
      <text:list-level-style-number text:level="1" text:style-name="Numbering_20_Symbols" style:num-format="1" text:start-value="1" style:num-suffix=".">
        <style:list-level-properties text:space-before="0.25in" text:min-label-width="0.25in"/>
      </text:list-level-style-number>
    </text:list-style>
    <text:list-style style:name="L117">
      <text:list-level-style-number text:level="1" text:style-name="Numbering_20_Symbols" style:num-format="1" text:start-value="1" style:num-suffix=".">
        <style:list-level-properties text:space-before="0.25in" text:min-label-width="0.25in"/>
      </text:list-level-style-number>
    </text:list-style>
    <text:list-style style:name="L118">
      <text:list-level-style-number text:level="1" text:style-name="Numbering_20_Symbols" style:num-format="1" text:start-value="1" style:num-suffix=".">
        <style:list-level-properties text:space-before="0.25in" text:min-label-width="0.25in"/>
      </text:list-level-style-number>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number text:level="1" text:style-name="Numbering_20_Symbols" style:num-format="1" text:start-value="1" style:num-suffix=".">
        <style:list-level-properties text:space-before="0.25in" text:min-label-width="0.25in"/>
      </text:list-level-style-number>
    </text:list-style>
    <text:list-style style:name="L1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number text:level="1" text:style-name="Numbering_20_Symbols" style:num-format="1" text:start-value="1" style:num-suffix=".">
        <style:list-level-properties text:space-before="0.25in" text:min-label-width="0.25in"/>
      </text:list-level-style-number>
    </text:list-style>
    <text:list-style style:name="L12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style:style style:name="P23" style:family="paragraph" style:parent-style-name="Text_20_body" style:list-style-name="L23">
      <style:paragraph-properties fo:margin-left="0.0in" fo:margin-right="0in" fo:text-indent="0in" style:auto-text-indent="false" fo:margin-top="0in" fo:margin-bottom="0in"/>
    </style:style>
    <style:style style:name="P24" style:family="paragraph" style:parent-style-name="Text_20_body" style:list-style-name="L24">
      <style:paragraph-properties fo:margin-left="0.0in" fo:margin-right="0in" fo:text-indent="0in" style:auto-text-indent="false" fo:margin-top="0in" fo:margin-bottom="0in"/>
    </style:style>
    <style:style style:name="P25" style:family="paragraph" style:parent-style-name="Text_20_body" style:list-style-name="L25">
    </style:style>
    <style:style style:name="P26" style:family="paragraph" style:parent-style-name="Text_20_body" style:list-style-name="L26">
      <style:paragraph-properties fo:margin-left="0.0in" fo:margin-right="0in" fo:text-indent="0in" style:auto-text-indent="false" fo:margin-top="0in" fo:margin-bottom="0in"/>
    </style:style>
    <style:style style:name="P27" style:family="paragraph" style:parent-style-name="Text_20_body" style:list-style-name="L27">
      <style:paragraph-properties fo:margin-left="0.0in" fo:margin-right="0in" fo:text-indent="0in" style:auto-text-indent="false" fo:margin-top="0in" fo:margin-bottom="0in"/>
    </style:style>
    <style:style style:name="P28" style:family="paragraph" style:parent-style-name="Text_20_body" style:list-style-name="L28">
      <style:paragraph-properties fo:margin-left="0.0in" fo:margin-right="0in" fo:text-indent="0in" style:auto-text-indent="false" fo:margin-top="0in" fo:margin-bottom="0in"/>
    </style:style>
    <style:style style:name="P29" style:family="paragraph" style:parent-style-name="Text_20_body" style:list-style-name="L29">
      <style:paragraph-properties fo:margin-left="0.0in" fo:margin-right="0in" fo:text-indent="0in" style:auto-text-indent="false" fo:margin-top="0in" fo:margin-bottom="0in"/>
    </style:style>
    <style:style style:name="P30" style:family="paragraph" style:parent-style-name="Text_20_body" style:list-style-name="L30">
      <style:paragraph-properties fo:margin-left="0.0in" fo:margin-right="0in" fo:text-indent="0in" style:auto-text-indent="false" fo:margin-top="0in" fo:margin-bottom="0in"/>
    </style:style>
    <style:style style:name="P31" style:family="paragraph" style:parent-style-name="Text_20_body" style:list-style-name="L31">
      <style:paragraph-properties fo:margin-left="0.0in" fo:margin-right="0in" fo:text-indent="0in" style:auto-text-indent="false" fo:margin-top="0in" fo:margin-bottom="0in"/>
    </style:style>
    <style:style style:name="P32" style:family="paragraph" style:parent-style-name="Text_20_body" style:list-style-name="L32">
      <style:paragraph-properties fo:margin-left="0.0in" fo:margin-right="0in" fo:text-indent="0in" style:auto-text-indent="false" fo:margin-top="0in" fo:margin-bottom="0in"/>
    </style:style>
    <style:style style:name="P33" style:family="paragraph" style:parent-style-name="Text_20_body" style:list-style-name="L33">
      <style:paragraph-properties fo:margin-left="0.0in" fo:margin-right="0in" fo:text-indent="0in" style:auto-text-indent="false" fo:margin-top="0in" fo:margin-bottom="0in"/>
    </style:style>
    <style:style style:name="P34" style:family="paragraph" style:parent-style-name="Text_20_body" style:list-style-name="L34">
      <style:paragraph-properties fo:margin-left="0.0in" fo:margin-right="0in" fo:text-indent="0in" style:auto-text-indent="false" fo:margin-top="0in" fo:margin-bottom="0in"/>
    </style:style>
    <style:style style:name="P35" style:family="paragraph" style:parent-style-name="Text_20_body" style:list-style-name="L35">
      <style:paragraph-properties fo:margin-left="0.0in" fo:margin-right="0in" fo:text-indent="0in" style:auto-text-indent="false" fo:margin-top="0in" fo:margin-bottom="0in"/>
    </style:style>
    <style:style style:name="P36" style:family="paragraph" style:parent-style-name="Text_20_body" style:list-style-name="L36">
      <style:paragraph-properties fo:margin-left="0.0in" fo:margin-right="0in" fo:text-indent="0in" style:auto-text-indent="false" fo:margin-top="0in" fo:margin-bottom="0in"/>
    </style:style>
    <style:style style:name="P37" style:family="paragraph" style:parent-style-name="Text_20_body" style:list-style-name="L37">
      <style:paragraph-properties fo:margin-left="0.0in" fo:margin-right="0in" fo:text-indent="0in" style:auto-text-indent="false" fo:margin-top="0in" fo:margin-bottom="0in"/>
    </style:style>
    <style:style style:name="P38" style:family="paragraph" style:parent-style-name="Text_20_body" style:list-style-name="L38">
      <style:paragraph-properties fo:margin-left="0.0in" fo:margin-right="0in" fo:text-indent="0in" style:auto-text-indent="false" fo:margin-top="0in" fo:margin-bottom="0in"/>
    </style:style>
    <style:style style:name="P39" style:family="paragraph" style:parent-style-name="Text_20_body" style:list-style-name="L39">
      <style:paragraph-properties fo:margin-left="0.0in" fo:margin-right="0in" fo:text-indent="0in" style:auto-text-indent="false" fo:margin-top="0in" fo:margin-bottom="0in"/>
    </style:style>
    <style:style style:name="P40" style:family="paragraph" style:parent-style-name="Text_20_body" style:list-style-name="L40">
      <style:paragraph-properties fo:margin-left="0.0in" fo:margin-right="0in" fo:text-indent="0in" style:auto-text-indent="false" fo:margin-top="0in" fo:margin-bottom="0in"/>
    </style:style>
    <style:style style:name="P41" style:family="paragraph" style:parent-style-name="Text_20_body" style:list-style-name="L41">
      <style:paragraph-properties fo:margin-left="0.0in" fo:margin-right="0in" fo:text-indent="0in" style:auto-text-indent="false" fo:margin-top="0in" fo:margin-bottom="0in"/>
    </style:style>
    <style:style style:name="P42" style:family="paragraph" style:parent-style-name="Text_20_body" style:list-style-name="L42">
      <style:paragraph-properties fo:margin-left="0.0in" fo:margin-right="0in" fo:text-indent="0in" style:auto-text-indent="false" fo:margin-top="0in" fo:margin-bottom="0in"/>
    </style:style>
    <style:style style:name="P43" style:family="paragraph" style:parent-style-name="Text_20_body" style:list-style-name="L43">
      <style:paragraph-properties fo:margin-left="0.0in" fo:margin-right="0in" fo:text-indent="0in" style:auto-text-indent="false" fo:margin-top="0in" fo:margin-bottom="0in"/>
    </style:style>
    <style:style style:name="P44" style:family="paragraph" style:parent-style-name="Text_20_body" style:list-style-name="L44">
      <style:paragraph-properties fo:margin-left="0.0in" fo:margin-right="0in" fo:text-indent="0in" style:auto-text-indent="false" fo:margin-top="0in" fo:margin-bottom="0in"/>
    </style:style>
    <style:style style:name="P45" style:family="paragraph" style:parent-style-name="Text_20_body" style:list-style-name="L45">
      <style:paragraph-properties fo:margin-left="0.0in" fo:margin-right="0in" fo:text-indent="0in" style:auto-text-indent="false" fo:margin-top="0in" fo:margin-bottom="0in"/>
    </style:style>
    <style:style style:name="P46" style:family="paragraph" style:parent-style-name="Text_20_body" style:list-style-name="L46">
      <style:paragraph-properties fo:margin-left="0.0in" fo:margin-right="0in" fo:text-indent="0in" style:auto-text-indent="false" fo:margin-top="0in" fo:margin-bottom="0in"/>
    </style:style>
    <style:style style:name="P47" style:family="paragraph" style:parent-style-name="Text_20_body" style:list-style-name="L47">
      <style:paragraph-properties fo:margin-left="0.0in" fo:margin-right="0in" fo:text-indent="0in" style:auto-text-indent="false" fo:margin-top="0in" fo:margin-bottom="0in"/>
    </style:style>
    <style:style style:name="P48" style:family="paragraph" style:parent-style-name="Text_20_body" style:list-style-name="L48">
      <style:paragraph-properties fo:margin-left="0.0in" fo:margin-right="0in" fo:text-indent="0in" style:auto-text-indent="false" fo:margin-top="0in" fo:margin-bottom="0in"/>
    </style:style>
    <style:style style:name="P49" style:family="paragraph" style:parent-style-name="Text_20_body" style:list-style-name="L49">
      <style:paragraph-properties fo:margin-left="0.0in" fo:margin-right="0in" fo:text-indent="0in" style:auto-text-indent="false" fo:margin-top="0in" fo:margin-bottom="0in"/>
    </style:style>
    <style:style style:name="P50" style:family="paragraph" style:parent-style-name="Text_20_body" style:list-style-name="L50">
      <style:paragraph-properties fo:margin-left="0.0in" fo:margin-right="0in" fo:text-indent="0in" style:auto-text-indent="false" fo:margin-top="0in" fo:margin-bottom="0in"/>
    </style:style>
    <style:style style:name="P51" style:family="paragraph" style:parent-style-name="Text_20_body" style:list-style-name="L51">
      <style:paragraph-properties fo:margin-left="0.0in" fo:margin-right="0in" fo:text-indent="0in" style:auto-text-indent="false" fo:margin-top="0in" fo:margin-bottom="0in"/>
    </style:style>
    <style:style style:name="P52" style:family="paragraph" style:parent-style-name="Text_20_body" style:list-style-name="L52">
      <style:paragraph-properties fo:margin-left="0.0in" fo:margin-right="0in" fo:text-indent="0in" style:auto-text-indent="false" fo:margin-top="0in" fo:margin-bottom="0in"/>
    </style:style>
    <style:style style:name="P53" style:family="paragraph" style:parent-style-name="Text_20_body" style:list-style-name="L53">
      <style:paragraph-properties fo:margin-left="0.0in" fo:margin-right="0in" fo:text-indent="0in" style:auto-text-indent="false" fo:margin-top="0in" fo:margin-bottom="0in"/>
    </style:style>
    <style:style style:name="P54" style:family="paragraph" style:parent-style-name="Text_20_body" style:list-style-name="L54">
      <style:paragraph-properties fo:margin-left="0.0in" fo:margin-right="0in" fo:text-indent="0in" style:auto-text-indent="false" fo:margin-top="0in" fo:margin-bottom="0in"/>
    </style:style>
    <style:style style:name="P55" style:family="paragraph" style:parent-style-name="Text_20_body" style:list-style-name="L55">
      <style:paragraph-properties fo:margin-left="0.0in" fo:margin-right="0in" fo:text-indent="0in" style:auto-text-indent="false" fo:margin-top="0in" fo:margin-bottom="0in"/>
    </style:style>
    <style:style style:name="P56" style:family="paragraph" style:parent-style-name="Text_20_body" style:list-style-name="L56">
      <style:paragraph-properties fo:margin-left="0.0in" fo:margin-right="0in" fo:text-indent="0in" style:auto-text-indent="false" fo:margin-top="0in" fo:margin-bottom="0in"/>
    </style:style>
    <style:style style:name="P57" style:family="paragraph" style:parent-style-name="Text_20_body" style:list-style-name="L57">
      <style:paragraph-properties fo:margin-left="0.0in" fo:margin-right="0in" fo:text-indent="0in" style:auto-text-indent="false" fo:margin-top="0in" fo:margin-bottom="0in"/>
    </style:style>
    <style:style style:name="P58" style:family="paragraph" style:parent-style-name="Text_20_body" style:list-style-name="L58">
      <style:paragraph-properties fo:margin-left="0.0in" fo:margin-right="0in" fo:text-indent="0in" style:auto-text-indent="false" fo:margin-top="0in" fo:margin-bottom="0in"/>
    </style:style>
    <style:style style:name="P59" style:family="paragraph" style:parent-style-name="Text_20_body" style:list-style-name="L59">
      <style:paragraph-properties fo:margin-left="0.0in" fo:margin-right="0in" fo:text-indent="0in" style:auto-text-indent="false" fo:margin-top="0in" fo:margin-bottom="0in"/>
    </style:style>
    <style:style style:name="P60" style:family="paragraph" style:parent-style-name="Text_20_body" style:list-style-name="L60">
      <style:paragraph-properties fo:margin-left="0.0in" fo:margin-right="0in" fo:text-indent="0in" style:auto-text-indent="false" fo:margin-top="0in" fo:margin-bottom="0in"/>
    </style:style>
    <style:style style:name="P61" style:family="paragraph" style:parent-style-name="Text_20_body" style:list-style-name="L61">
      <style:paragraph-properties fo:margin-left="0.0in" fo:margin-right="0in" fo:text-indent="0in" style:auto-text-indent="false" fo:margin-top="0in" fo:margin-bottom="0in"/>
    </style:style>
    <style:style style:name="P62" style:family="paragraph" style:parent-style-name="Text_20_body" style:list-style-name="L62">
      <style:paragraph-properties fo:margin-left="0.0in" fo:margin-right="0in" fo:text-indent="0in" style:auto-text-indent="false" fo:margin-top="0in" fo:margin-bottom="0in"/>
    </style:style>
    <style:style style:name="P63" style:family="paragraph" style:parent-style-name="Quotations">
      <style:paragraph-properties fo:margin-left="0.5in" fo:margin-right="0in" fo:text-indent="0in" style:auto-text-indent="false"/>
    </style:style>
    <style:style style:name="P64" style:family="paragraph" style:parent-style-name="Text_20_body" style:list-style-name="L63">
      <style:paragraph-properties fo:margin-left="0.0in" fo:margin-right="0in" fo:text-indent="0in" style:auto-text-indent="false" fo:margin-top="0in" fo:margin-bottom="0in"/>
    </style:style>
    <style:style style:name="P65" style:family="paragraph" style:parent-style-name="Text_20_body" style:list-style-name="L64">
      <style:paragraph-properties fo:margin-left="0.0in" fo:margin-right="0in" fo:text-indent="0in" style:auto-text-indent="false" fo:margin-top="0in" fo:margin-bottom="0in"/>
    </style:style>
    <style:style style:name="P66" style:family="paragraph" style:parent-style-name="Text_20_body" style:list-style-name="L65">
      <style:paragraph-properties fo:margin-left="0.0in" fo:margin-right="0in" fo:text-indent="0in" style:auto-text-indent="false" fo:margin-top="0in" fo:margin-bottom="0in"/>
    </style:style>
    <style:style style:name="P67" style:family="paragraph" style:parent-style-name="Text_20_body" style:list-style-name="L66">
      <style:paragraph-properties fo:margin-left="0.0in" fo:margin-right="0in" fo:text-indent="0in" style:auto-text-indent="false" fo:margin-top="0in" fo:margin-bottom="0in"/>
    </style:style>
    <style:style style:name="P68" style:family="paragraph" style:parent-style-name="Text_20_body" style:list-style-name="L67">
      <style:paragraph-properties fo:margin-left="0.0in" fo:margin-right="0in" fo:text-indent="0in" style:auto-text-indent="false" fo:margin-top="0in" fo:margin-bottom="0in"/>
    </style:style>
    <style:style style:name="P69" style:family="paragraph" style:parent-style-name="Text_20_body" style:list-style-name="L68">
      <style:paragraph-properties fo:margin-left="0.0in" fo:margin-right="0in" fo:text-indent="0in" style:auto-text-indent="false" fo:margin-top="0in" fo:margin-bottom="0in"/>
    </style:style>
    <style:style style:name="P70" style:family="paragraph" style:parent-style-name="Text_20_body" style:list-style-name="L69">
      <style:paragraph-properties fo:margin-left="0.0in" fo:margin-right="0in" fo:text-indent="0in" style:auto-text-indent="false" fo:margin-top="0in" fo:margin-bottom="0in"/>
    </style:style>
    <style:style style:name="P71" style:family="paragraph" style:parent-style-name="Text_20_body" style:list-style-name="L70">
    </style:style>
    <style:style style:name="P72" style:family="paragraph" style:parent-style-name="Text_20_body" style:list-style-name="L71">
      <style:paragraph-properties fo:margin-left="0.0in" fo:margin-right="0in" fo:text-indent="0in" style:auto-text-indent="false" fo:margin-top="0in" fo:margin-bottom="0in"/>
    </style:style>
    <style:style style:name="P73" style:family="paragraph" style:parent-style-name="Text_20_body" style:list-style-name="L72">
      <style:paragraph-properties fo:margin-left="0.0in" fo:margin-right="0in" fo:text-indent="0in" style:auto-text-indent="false" fo:margin-top="0in" fo:margin-bottom="0in"/>
    </style:style>
    <style:style style:name="P74" style:family="paragraph" style:parent-style-name="Text_20_body" style:list-style-name="L73">
      <style:paragraph-properties fo:margin-left="0.0in" fo:margin-right="0in" fo:text-indent="0in" style:auto-text-indent="false" fo:margin-top="0in" fo:margin-bottom="0in"/>
    </style:style>
    <style:style style:name="P75" style:family="paragraph" style:parent-style-name="Text_20_body" style:list-style-name="L74">
      <style:paragraph-properties fo:margin-left="0.0in" fo:margin-right="0in" fo:text-indent="0in" style:auto-text-indent="false" fo:margin-top="0in" fo:margin-bottom="0in"/>
    </style:style>
    <style:style style:name="P76" style:family="paragraph" style:parent-style-name="Text_20_body" style:list-style-name="L75">
      <style:paragraph-properties fo:margin-left="0.0in" fo:margin-right="0in" fo:text-indent="0in" style:auto-text-indent="false" fo:margin-top="0in" fo:margin-bottom="0in"/>
    </style:style>
    <style:style style:name="P77" style:family="paragraph" style:parent-style-name="Text_20_body" style:list-style-name="L76">
      <style:paragraph-properties fo:margin-left="0.0in" fo:margin-right="0in" fo:text-indent="0in" style:auto-text-indent="false" fo:margin-top="0in" fo:margin-bottom="0in"/>
    </style:style>
    <style:style style:name="P78" style:family="paragraph" style:parent-style-name="Text_20_body" style:list-style-name="L77">
      <style:paragraph-properties fo:margin-left="0.0in" fo:margin-right="0in" fo:text-indent="0in" style:auto-text-indent="false" fo:margin-top="0in" fo:margin-bottom="0in"/>
    </style:style>
    <style:style style:name="P79" style:family="paragraph" style:parent-style-name="Text_20_body" style:list-style-name="L78">
      <style:paragraph-properties fo:margin-left="0.0in" fo:margin-right="0in" fo:text-indent="0in" style:auto-text-indent="false" fo:margin-top="0in" fo:margin-bottom="0in"/>
    </style:style>
    <style:style style:name="P80" style:family="paragraph" style:parent-style-name="Text_20_body" style:list-style-name="L79">
      <style:paragraph-properties fo:margin-left="0.0in" fo:margin-right="0in" fo:text-indent="0in" style:auto-text-indent="false" fo:margin-top="0in" fo:margin-bottom="0in"/>
    </style:style>
    <style:style style:name="P81" style:family="paragraph" style:parent-style-name="Text_20_body" style:list-style-name="L80">
      <style:paragraph-properties fo:margin-left="0.0in" fo:margin-right="0in" fo:text-indent="0in" style:auto-text-indent="false" fo:margin-top="0in" fo:margin-bottom="0in"/>
    </style:style>
    <style:style style:name="P82" style:family="paragraph" style:parent-style-name="Text_20_body" style:list-style-name="L81">
      <style:paragraph-properties fo:margin-left="0.0in" fo:margin-right="0in" fo:text-indent="0in" style:auto-text-indent="false" fo:margin-top="0in" fo:margin-bottom="0in"/>
    </style:style>
    <style:style style:name="P83" style:family="paragraph" style:parent-style-name="Text_20_body" style:list-style-name="L82">
      <style:paragraph-properties fo:margin-left="0.0in" fo:margin-right="0in" fo:text-indent="0in" style:auto-text-indent="false" fo:margin-top="0in" fo:margin-bottom="0in"/>
    </style:style>
    <style:style style:name="P84" style:family="paragraph" style:parent-style-name="Text_20_body" style:list-style-name="L83">
      <style:paragraph-properties fo:margin-left="0.0in" fo:margin-right="0in" fo:text-indent="0in" style:auto-text-indent="false" fo:margin-top="0in" fo:margin-bottom="0in"/>
    </style:style>
    <style:style style:name="P85" style:family="paragraph" style:parent-style-name="Text_20_body" style:list-style-name="L84">
      <style:paragraph-properties fo:margin-left="0.0in" fo:margin-right="0in" fo:text-indent="0in" style:auto-text-indent="false" fo:margin-top="0in" fo:margin-bottom="0in"/>
    </style:style>
    <style:style style:name="P86" style:family="paragraph" style:parent-style-name="Text_20_body" style:list-style-name="L85">
      <style:paragraph-properties fo:margin-left="0.0in" fo:margin-right="0in" fo:text-indent="0in" style:auto-text-indent="false" fo:margin-top="0in" fo:margin-bottom="0in"/>
    </style:style>
    <style:style style:name="P87" style:family="paragraph" style:parent-style-name="Text_20_body" style:list-style-name="L86">
      <style:paragraph-properties fo:margin-left="0.0in" fo:margin-right="0in" fo:text-indent="0in" style:auto-text-indent="false" fo:margin-top="0in" fo:margin-bottom="0in"/>
    </style:style>
    <style:style style:name="P88" style:family="paragraph" style:parent-style-name="Text_20_body" style:list-style-name="L87">
    </style:style>
    <style:style style:name="P89" style:family="paragraph" style:parent-style-name="Text_20_body" style:list-style-name="L88">
      <style:paragraph-properties fo:margin-left="0.0in" fo:margin-right="0in" fo:text-indent="0in" style:auto-text-indent="false" fo:margin-top="0in" fo:margin-bottom="0in"/>
    </style:style>
    <style:style style:name="P90" style:family="paragraph" style:parent-style-name="Text_20_body" style:list-style-name="L89">
    </style:style>
    <style:style style:name="P91" style:family="paragraph" style:parent-style-name="Text_20_body" style:list-style-name="L90">
    </style:style>
    <style:style style:name="P92" style:family="paragraph" style:parent-style-name="Text_20_body" style:list-style-name="L91">
    </style:style>
    <style:style style:name="P93" style:family="paragraph" style:parent-style-name="Text_20_body" style:list-style-name="L92">
      <style:paragraph-properties fo:margin-left="0.0in" fo:margin-right="0in" fo:text-indent="0in" style:auto-text-indent="false" fo:margin-top="0in" fo:margin-bottom="0in"/>
    </style:style>
    <style:style style:name="P94" style:family="paragraph" style:parent-style-name="Text_20_body" style:list-style-name="L93">
      <style:paragraph-properties fo:margin-left="0.0in" fo:margin-right="0in" fo:text-indent="0in" style:auto-text-indent="false" fo:margin-top="0in" fo:margin-bottom="0in"/>
    </style:style>
    <style:style style:name="P95" style:family="paragraph" style:parent-style-name="Text_20_body" style:list-style-name="L94">
      <style:paragraph-properties fo:margin-left="0.0in" fo:margin-right="0in" fo:text-indent="0in" style:auto-text-indent="false" fo:margin-top="0in" fo:margin-bottom="0in"/>
    </style:style>
    <style:style style:name="P96" style:family="paragraph" style:parent-style-name="Text_20_body" style:list-style-name="L95">
    </style:style>
    <style:style style:name="P97" style:family="paragraph" style:parent-style-name="Text_20_body" style:list-style-name="L96">
      <style:paragraph-properties fo:margin-left="0.0in" fo:margin-right="0in" fo:text-indent="0in" style:auto-text-indent="false" fo:margin-top="0in" fo:margin-bottom="0in"/>
    </style:style>
    <style:style style:name="P98" style:family="paragraph" style:parent-style-name="Text_20_body" style:list-style-name="L97">
      <style:paragraph-properties fo:margin-left="0.0in" fo:margin-right="0in" fo:text-indent="0in" style:auto-text-indent="false" fo:margin-top="0in" fo:margin-bottom="0in"/>
    </style:style>
    <style:style style:name="P99" style:family="paragraph" style:parent-style-name="Text_20_body" style:list-style-name="L98">
      <style:paragraph-properties fo:margin-left="0.0in" fo:margin-right="0in" fo:text-indent="0in" style:auto-text-indent="false" fo:margin-top="0in" fo:margin-bottom="0in"/>
    </style:style>
    <style:style style:name="P100" style:family="paragraph" style:parent-style-name="Text_20_body" style:list-style-name="L99">
      <style:paragraph-properties fo:margin-left="0.0in" fo:margin-right="0in" fo:text-indent="0in" style:auto-text-indent="false" fo:margin-top="0in" fo:margin-bottom="0in"/>
    </style:style>
    <style:style style:name="P101" style:family="paragraph" style:parent-style-name="Text_20_body" style:list-style-name="L100">
      <style:paragraph-properties fo:margin-left="0.0in" fo:margin-right="0in" fo:text-indent="0in" style:auto-text-indent="false" fo:margin-top="0in" fo:margin-bottom="0in"/>
    </style:style>
    <style:style style:name="P102" style:family="paragraph" style:parent-style-name="Text_20_body" style:list-style-name="L101">
      <style:paragraph-properties fo:margin-left="0.0in" fo:margin-right="0in" fo:text-indent="0in" style:auto-text-indent="false" fo:margin-top="0in" fo:margin-bottom="0in"/>
    </style:style>
    <style:style style:name="P103" style:family="paragraph" style:parent-style-name="Text_20_body" style:list-style-name="L102">
      <style:paragraph-properties fo:margin-left="0.0in" fo:margin-right="0in" fo:text-indent="0in" style:auto-text-indent="false" fo:margin-top="0in" fo:margin-bottom="0in"/>
    </style:style>
    <style:style style:name="P104" style:family="paragraph" style:parent-style-name="Text_20_body" style:list-style-name="L103">
      <style:paragraph-properties fo:margin-left="0.0in" fo:margin-right="0in" fo:text-indent="0in" style:auto-text-indent="false" fo:margin-top="0in" fo:margin-bottom="0in"/>
    </style:style>
    <style:style style:name="P105" style:family="paragraph" style:parent-style-name="Text_20_body" style:list-style-name="L104">
      <style:paragraph-properties fo:margin-left="0.0in" fo:margin-right="0in" fo:text-indent="0in" style:auto-text-indent="false" fo:margin-top="0in" fo:margin-bottom="0in"/>
    </style:style>
    <style:style style:name="P106" style:family="paragraph" style:parent-style-name="Text_20_body" style:list-style-name="L105">
      <style:paragraph-properties fo:margin-left="0.0in" fo:margin-right="0in" fo:text-indent="0in" style:auto-text-indent="false" fo:margin-top="0in" fo:margin-bottom="0in"/>
    </style:style>
    <style:style style:name="P107" style:family="paragraph" style:parent-style-name="Text_20_body" style:list-style-name="L106">
      <style:paragraph-properties fo:margin-left="0.0in" fo:margin-right="0in" fo:text-indent="0in" style:auto-text-indent="false" fo:margin-top="0in" fo:margin-bottom="0in"/>
    </style:style>
    <style:style style:name="P108" style:family="paragraph" style:parent-style-name="Text_20_body" style:list-style-name="L107">
      <style:paragraph-properties fo:margin-left="0.0in" fo:margin-right="0in" fo:text-indent="0in" style:auto-text-indent="false" fo:margin-top="0in" fo:margin-bottom="0in"/>
    </style:style>
    <style:style style:name="P109" style:family="paragraph" style:parent-style-name="Text_20_body" style:list-style-name="L108">
      <style:paragraph-properties fo:margin-left="0.0in" fo:margin-right="0in" fo:text-indent="0in" style:auto-text-indent="false" fo:margin-top="0in" fo:margin-bottom="0in"/>
    </style:style>
    <style:style style:name="P110" style:family="paragraph" style:parent-style-name="Text_20_body" style:list-style-name="L109">
      <style:paragraph-properties fo:margin-left="0.0in" fo:margin-right="0in" fo:text-indent="0in" style:auto-text-indent="false" fo:margin-top="0in" fo:margin-bottom="0in"/>
    </style:style>
    <style:style style:name="P111" style:family="paragraph" style:parent-style-name="Text_20_body" style:list-style-name="L110">
      <style:paragraph-properties fo:margin-left="0.0in" fo:margin-right="0in" fo:text-indent="0in" style:auto-text-indent="false" fo:margin-top="0in" fo:margin-bottom="0in"/>
    </style:style>
    <style:style style:name="P112" style:family="paragraph" style:parent-style-name="Text_20_body" style:list-style-name="L111">
      <style:paragraph-properties fo:margin-left="0.0in" fo:margin-right="0in" fo:text-indent="0in" style:auto-text-indent="false" fo:margin-top="0in" fo:margin-bottom="0in"/>
    </style:style>
    <style:style style:name="P113" style:family="paragraph" style:parent-style-name="Text_20_body" style:list-style-name="L112">
      <style:paragraph-properties fo:margin-left="0.0in" fo:margin-right="0in" fo:text-indent="0in" style:auto-text-indent="false" fo:margin-top="0in" fo:margin-bottom="0in"/>
    </style:style>
    <style:style style:name="P114" style:family="paragraph" style:parent-style-name="Text_20_body" style:list-style-name="L113">
      <style:paragraph-properties fo:margin-left="0.0in" fo:margin-right="0in" fo:text-indent="0in" style:auto-text-indent="false" fo:margin-top="0in" fo:margin-bottom="0in"/>
    </style:style>
    <style:style style:name="P115" style:family="paragraph" style:parent-style-name="Text_20_body" style:list-style-name="L114">
      <style:paragraph-properties fo:margin-left="0.0in" fo:margin-right="0in" fo:text-indent="0in" style:auto-text-indent="false" fo:margin-top="0in" fo:margin-bottom="0in"/>
    </style:style>
    <style:style style:name="P116" style:family="paragraph" style:parent-style-name="Text_20_body" style:list-style-name="L115">
      <style:paragraph-properties fo:margin-left="0.0in" fo:margin-right="0in" fo:text-indent="0in" style:auto-text-indent="false" fo:margin-top="0in" fo:margin-bottom="0in"/>
    </style:style>
    <style:style style:name="P117" style:family="paragraph" style:parent-style-name="Text_20_body" style:list-style-name="L116">
      <style:paragraph-properties fo:margin-left="0.0in" fo:margin-right="0in" fo:text-indent="0in" style:auto-text-indent="false" fo:margin-top="0in" fo:margin-bottom="0in"/>
    </style:style>
    <style:style style:name="P118" style:family="paragraph" style:parent-style-name="Text_20_body" style:list-style-name="L117">
      <style:paragraph-properties fo:margin-left="0.0in" fo:margin-right="0in" fo:text-indent="0in" style:auto-text-indent="false" fo:margin-top="0in" fo:margin-bottom="0in"/>
    </style:style>
    <style:style style:name="P119" style:family="paragraph" style:parent-style-name="Text_20_body" style:list-style-name="L118">
      <style:paragraph-properties fo:margin-left="0.0in" fo:margin-right="0in" fo:text-indent="0in" style:auto-text-indent="false" fo:margin-top="0in" fo:margin-bottom="0in"/>
    </style:style>
    <style:style style:name="P120" style:family="paragraph" style:parent-style-name="Text_20_body" style:list-style-name="L119">
      <style:paragraph-properties fo:margin-left="0.0in" fo:margin-right="0in" fo:text-indent="0in" style:auto-text-indent="false" fo:margin-top="0in" fo:margin-bottom="0in"/>
    </style:style>
    <style:style style:name="P121" style:family="paragraph" style:parent-style-name="Text_20_body" style:list-style-name="L120">
      <style:paragraph-properties fo:margin-left="0.0in" fo:margin-right="0in" fo:text-indent="0in" style:auto-text-indent="false" fo:margin-top="0in" fo:margin-bottom="0in"/>
    </style:style>
    <style:style style:name="P122" style:family="paragraph" style:parent-style-name="Text_20_body" style:list-style-name="L121">
    </style:style>
    <style:style style:name="P123" style:family="paragraph" style:parent-style-name="Text_20_body" style:list-style-name="L122">
      <style:paragraph-properties fo:margin-left="0.0in" fo:margin-right="0in" fo:text-indent="0in" style:auto-text-indent="false" fo:margin-top="0in" fo:margin-bottom="0in"/>
    </style:style>
    <style:style style:name="P124" style:family="paragraph" style:parent-style-name="Text_20_body" style:list-style-name="L123">
      <style:paragraph-properties fo:margin-left="0.0in" fo:margin-right="0in" fo:text-indent="0in" style:auto-text-indent="false" fo:margin-top="0in" fo:margin-bottom="0in"/>
    </style:style>
  </office:automatic-styles>
  <office:body>
    <office:text>
      <text:h text:style-name="Title">Social Distinctions in Contemporary Russia</text:h>
      <text:p text:style-name="Author">Russian academy of sciences institute of sociology &amp; Aleksanteri institute</text:p>
      <text:p text:style-name="Date">April 11, 2014</text:p>
      <text:p text:style-name="Horizontal_20_Line"/>
      <text:p text:style-name="Horizontal_20_Line"/>
      <text:p text:style-name="First_20_paragraph"><text:span text:style-name="T1">interview</text:span><text:span text:style-name="T2"> </text:span><text:span text:style-name="T3">form</text:span></text:p>
      <text:p text:style-name="Text_20_body">| | | | --- | ---- | | questionnaire Number | |</text:p>
      <text:p text:style-name="Text_20_body">| | | | --- | ---- | | Name of settlement | | | Number of the household | | | Family member | | | Interview date | | | Time of starting interview | | | Time of finishing interview | | | Interviewer’s surname | | | Interviewer’s name | | | Interviewer’s patronymic | | | Interviewer number | |</text:p>
      <text:p text:style-name="Horizontal_20_Line"/>
      <text:p text:style-name="First_20_paragraph">Moscow, 2015</text:p>
      <text:p text:style-name="Text_20_body">Hello, my name is <text:span text:style-name="T4">[</text:span><text:span text:style-name="T5">Interviewer</text:span><text:span text:style-name="T6">!</text:span><text:span text:style-name="T7"> </text:span><text:span text:style-name="T8">Introduce</text:span><text:span text:style-name="T9"> </text:span><text:span text:style-name="T10">yourself</text:span><text:span text:style-name="T11">]</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12">[</text:span><text:span text:style-name="T13">interviewer</text:span><text:span text:style-name="T14">!</text:span><text:span text:style-name="T15"> </text:span><text:span text:style-name="T16">choose</text:span><text:span text:style-name="T17"> </text:span><text:span text:style-name="T18">the</text:span><text:span text:style-name="T19"> </text:span><text:span text:style-name="T20">relevant</text:span><text:span text:style-name="T21"> </text:span><text:span text:style-name="T22">figure</text:span><text:span text:style-name="T23"> </text:span><text:span text:style-name="T24">from</text:span><text:span text:style-name="T25"> </text:span><text:span text:style-name="T26">the</text:span><text:span text:style-name="T27"> </text:span><text:span text:style-name="T28">list</text:span><text:span text:style-name="T29"> </text:span><text:span text:style-name="T30">above</text:span><text:span text:style-name="T31"> </text:span><text:span text:style-name="T32">and</text:span><text:span text:style-name="T33"> </text:span><text:span text:style-name="T34">place</text:span><text:span text:style-name="T35"> </text:span><text:span text:style-name="T36">it</text:span><text:span text:style-name="T37"> </text:span><text:span text:style-name="T38">in</text:span><text:span text:style-name="T39"> </text:span><text:span text:style-name="T40">the</text:span><text:span text:style-name="T41"> </text:span><text:span text:style-name="T42">box</text:span><text:span text:style-name="T43">]</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44">[</text:span><text:span text:style-name="T45">Interviwer</text:span><text:span text:style-name="T46">!</text:span><text:span text:style-name="T47"> </text:span><text:span text:style-name="T48">if</text:span><text:span text:style-name="T49"> </text:span><text:span text:style-name="T50">the</text:span><text:span text:style-name="T51"> </text:span><text:span text:style-name="T52">respondent</text:span><text:span text:style-name="T53"> </text:span><text:span text:style-name="T54">named</text:span><text:span text:style-name="T55"> </text:span><text:span text:style-name="T56">chose</text:span><text:span text:style-name="T57"> </text:span><text:span text:style-name="T58">only</text:span><text:span text:style-name="T59"> </text:span><text:span text:style-name="T60">one</text:span><text:span text:style-name="T61"> </text:span><text:span text:style-name="T62">breadwinner</text:span><text:span text:style-name="T63">,</text:span><text:span text:style-name="T64"> </text:span><text:span text:style-name="T65">go</text:span><text:span text:style-name="T66"> </text:span><text:span text:style-name="T67">to</text:span><text:span text:style-name="T68"> </text:span><text:span text:style-name="T69">question</text:span><text:span text:style-name="T70"> </text:span><text:span text:style-name="T71">7</text:span><text:span text:style-name="T72">]</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2" text:outline-level="2">Have you or any of your parents ever been a member of the Communist Party? Comment by Mikhail Chernysh: what party do we mean? CPSU or CPRF? These are different parties, the latter is more part of the civil society that the backbone of the political system.</text:h>
      <text:list text:style-name="L10">
        <text:list-item>
          <text:p text:style-name="P10">The respondent</text:p>
        </text:list-item>
        <text:list-item>
          <text:p text:style-name="P10">The respondent’s father</text:p>
        </text:list-item>
        <text:list-item>
          <text:p text:style-name="P10">The respondent’s mother</text:p>
        </text:list-item>
        <text:list-item>
          <text:p text:style-name="P10">Any other member of your family</text:p>
        </text:list-item>
        <text:list-item>
          <text:p text:style-name="P10">Nobody</text:p>
        </text:list-item>
      </text:list>
      <text:p text:style-name="First_20_paragraph">Have you been member of following organisation during the Soviet period? Comment by MIkhail Chernysh: what about Pioneer's organization. A large number of contemporary Russians never reached Komsomol but ended their Communist career with the Pioneers. It is part of their habitus. One more point: membership did not mean much. It was more important to be an active member, a part of the hierarchy - member of the Committee on the enterprise, or local. In other words, there should be a dividing line between "careersts" and unimportant "members". I do not understand why we need a sports association here. Sport clubs? But they had nothing to do with the Communicst organizations. I was a member of the "Torpedo" club, played badminton for it. It was a merry-go-round kind of organization with absolutely no ideology in it. What do we mean by women's organizations? There was the so-called Soviet women's committee, but otherwise there were no specific women's organizations. Trade unions: every working Soviet citizen was a member of trade unions. I meant you had to pay dues and in exchange could touch on some resources. All of it was largely automatic. Some Soviets did not even know that they were members of some trade unions.</text:p>
      <text:p text:style-name="Horizontal_20_Line"/>
      <text:list text:style-name="L11">
        <text:list-item>
          <text:p text:style-name="P11">trade union</text:p>
        </text:list-item>
        <text:list-item>
          <text:p text:style-name="P11">komsomol</text:p>
        </text:list-item>
        <text:list-item>
          <text:p text:style-name="P11">womens organisation</text:p>
        </text:list-item>
        <text:list-item>
          <text:p text:style-name="P11">sports association</text:p>
        </text:list-item>
      </text:list>
      <text:h text:style-name="Heading_20_1" text:outline-level="1">Employment</text:h>
      <text:h text:style-name="Heading_20_2" text:outline-level="2">What was your first job? What was occupation and position on your workplace?</text:h>
      <text:list text:style-name="L12">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3">
        <text:list-item>
          <text:p text:style-name="P13">Extracting industry, for instance coal or oil extracting industries</text:p>
        </text:list-item>
        <text:list-item>
          <text:p text:style-name="P13">Processing industries, for instance, machine building</text:p>
        </text:list-item>
        <text:list-item>
          <text:p text:style-name="P13">Power production, for instance, a power station 4.Transport, for instance railways or civil aviation..</text:p>
        </text:list-item>
        <text:list-item>
          <text:p text:style-name="P13">Communications, for instance, a telephone station</text:p>
        </text:list-item>
        <text:list-item>
          <text:p text:style-name="P13">Construction</text:p>
        </text:list-item>
        <text:list-item>
          <text:p text:style-name="P13">Agriculture</text:p>
        </text:list-item>
        <text:list-item>
          <text:p text:style-name="P13">Forestry</text:p>
        </text:list-item>
        <text:list-item>
          <text:p text:style-name="P13">Finances, for instance, a bank or an insurance company</text:p>
        </text:list-item>
        <text:list-item>
          <text:p text:style-name="P13">Trade including retail and whole sale</text:p>
        </text:list-item>
        <text:list-item>
          <text:p text:style-name="P13">Services or catering, for instance, laundry, cleaning or repair services</text:p>
        </text:list-item>
        <text:list-item>
          <text:p text:style-name="P13">Communal or municipal services, for instance, street cleaning</text:p>
        </text:list-item>
        <text:list-item>
          <text:p text:style-name="P13">Education, for instance a school or a university</text:p>
        </text:list-item>
        <text:list-item>
          <text:p text:style-name="P13">Health care, for instance, a clinic or a hospital</text:p>
        </text:list-item>
        <text:list-item>
          <text:p text:style-name="P13">Science, research and development, for instance a research institute</text:p>
        </text:list-item>
        <text:list-item>
          <text:p text:style-name="P13">Leisure and entertainment, for instance a library or a movie house</text:p>
        </text:list-item>
        <text:list-item>
          <text:p text:style-name="P13">Mass media – papers, magazines, radio, TV</text:p>
        </text:list-item>
        <text:list-item>
          <text:p text:style-name="P13">State or municipal government</text:p>
        </text:list-item>
        <text:list-item>
          <text:p text:style-name="P13">Public organization, for instance, trade unions.</text:p>
        </text:list-item>
        <text:list-item>
          <text:p text:style-name="P13">Army</text:p>
        </text:list-item>
        <text:list-item>
          <text:p text:style-name="P13">Law enforcement</text:p>
        </text:list-item>
        <text:list-item>
          <text:p text:style-name="P13">IT, Computer technology</text:p>
        </text:list-item>
        <text:list-item>
          <text:p text:style-name="P13">Other.</text:p>
        </text:list-item>
      </text:list>
      <text:h text:style-name="Heading_20_2" text:outline-level="2">How did you find your first job?</text:h>
      <text:list text:style-name="L14">
        <text:list-item>
          <text:p text:style-name="P14">Read the company advertisement</text:p>
        </text:list-item>
        <text:list-item>
          <text:p text:style-name="P14">Read about it in the paper</text:p>
        </text:list-item>
        <text:list-item>
          <text:p text:style-name="P14">Through the Internet</text:p>
        </text:list-item>
        <text:list-item>
          <text:p text:style-name="P14">Friends and relatives helped me</text:p>
        </text:list-item>
        <text:list-item>
          <text:p text:style-name="P14">Through an employment agency</text:p>
        </text:list-item>
        <text:list-item>
          <text:p text:style-name="P14">My school distributed me to it</text:p>
        </text:list-item>
        <text:list-item>
          <text:p text:style-name="P14">My employer found me</text:p>
        </text:list-item>
        <text:list-item>
          <text:p text:style-name="P14">I myself created this workplace</text:p>
        </text:list-item>
        <text:list-item>
          <text:p text:style-name="P14">Randomly offered my services to possible employers</text:p>
        </text:list-item>
        <text:list-item>
          <text:p text:style-name="P14">Other</text:p>
        </text:list-item>
      </text:list>
      <text:h text:style-name="Heading_20_2" text:outline-level="2">Are you employed at present?</text:h>
      <text:list text:style-name="L15">
        <text:list-item>
          <text:p text:style-name="P15">Yes</text:p>
        </text:list-item>
        <text:list-item>
          <text:p text:style-name="P15">No</text:p>
        </text:list-item>
      </text:list>
      <text:h text:style-name="Heading_20_2" text:outline-level="2">Why are you not employed now?</text:h>
      <text:list text:style-name="L16">
        <text:list-item>
          <text:p text:style-name="P16">Retired because of age, or work duration [go to question XX]</text:p>
        </text:list-item>
        <text:list-item>
          <text:p text:style-name="P16">Retired because of invalid status [go to question XX]</text:p>
        </text:list-item>
        <text:list-item>
          <text:p text:style-name="P16">Maternity leave [go to question XX]</text:p>
        </text:list-item>
        <text:list-item>
          <text:p text:style-name="P16">Long leave without salary payments [go to question XX]</text:p>
        </text:list-item>
        <text:list-item>
          <text:p text:style-name="P16">Unemployed [go to question XX]</text:p>
        </text:list-item>
        <text:list-item>
          <text:p text:style-name="P16">Housewife [go to question XX]</text:p>
        </text:list-item>
        <text:list-item>
          <text:p text:style-name="P16">Student [go to question XX]</text:p>
        </text:list-item>
        <text:list-item>
          <text:p text:style-name="P16">Other reason [go to question XX]</text:p>
        </text:list-item>
      </text:list>
      <text:h text:style-name="Heading_20_2" text:outline-level="2">What is your way of employment? Do you work in an organization or are you self-employed?</text:h>
      <text:list text:style-name="L17">
        <text:list-item>
          <text:p text:style-name="P17">Work in an organization</text:p>
        </text:list-item>
        <text:list-item>
          <text:p text:style-name="P17">Self-employed</text:p>
        </text:list-item>
      </text:list>
      <text:h text:style-name="Heading_20_2" text:outline-level="2">is your main occupation at present? Characterize in a most detailed form your specialty and work position.</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text:p>
        </text:list-item>
        <text:list-item>
          <text:p text:style-name="P19">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Now a few words about the organizations where you are currently working. What kind of organization is it? A state, public, private-individual or joint stock company?</text:h>
      <text:list text:style-name="L22">
        <text:list-item>
          <text:p text:style-name="P22">State</text:p>
        </text:list-item>
        <text:list-item>
          <text:p text:style-name="P22">Private</text:p>
        </text:list-item>
        <text:list-item>
          <text:p text:style-name="P22">Foreign company</text:p>
        </text:list-item>
        <text:list-item>
          <text:p text:style-name="P22">other</text:p>
        </text:list-item>
        <text:list-item>
          <text:p text:style-name="P22">not relevant</text:p>
        </text:list-item>
        <text:list-item>
          <text:p text:style-name="P22">Hard to say</text:p>
        </text:list-item>
      </text:list>
      <text:h text:style-name="Heading_20_2" text:outline-level="2">How many people does it employ including those who work all of its affiliations? If you cannot say exactly, just make a guess.</text:h>
      <text:list text:style-name="L23">
        <text:list-item>
          <text:p text:style-name="P23">employees</text:p>
        </text:list-item>
        <text:list-item>
          <text:p text:style-name="P23">hard to say</text:p>
        </text:list-item>
      </text:list>
      <text:h text:style-name="Heading_20_2" text:outline-level="2">Have you gotten any retraining?</text:h>
      <text:list text:style-name="L24">
        <text:list-item>
          <text:p text:style-name="P24">Yes</text:p>
        </text:list-item>
        <text:list-item>
          <text:p text:style-name="P24">No</text:p>
        </text:list-item>
      </text:list>
      <text:h text:style-name="Heading_20_2" text:outline-level="2">What is the occupation of your spouse? Characterize her main job in as many details as possible.</text:h>
      <text:list text:style-name="L25">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6">
        <text:list-item>
          <text:p text:style-name="P26">Extraction industry , for instance coal mining or oil extraction</text:p>
        </text:list-item>
        <text:list-item>
          <text:p text:style-name="P26">Processing industry, for instance machine building</text:p>
        </text:list-item>
        <text:list-item>
          <text:p text:style-name="P26">Power production, for instance power station</text:p>
        </text:list-item>
        <text:list-item>
          <text:p text:style-name="P26">Transportation for instance railway or air carrier</text:p>
        </text:list-item>
        <text:list-item>
          <text:p text:style-name="P26">Communication, for instance post office, or telephone station</text:p>
        </text:list-item>
        <text:list-item>
          <text:p text:style-name="P26">Construction</text:p>
        </text:list-item>
        <text:list-item>
          <text:p text:style-name="P26">Agriculture, for instance a kolhoz or an agricultural cooperative</text:p>
        </text:list-item>
        <text:list-item>
          <text:p text:style-name="P26">Forestry, for instance forest industrial enterprise</text:p>
        </text:list-item>
        <text:list-item>
          <text:p text:style-name="P26">Finances, credit or insurance, for instance banking</text:p>
        </text:list-item>
        <text:list-item>
          <text:p text:style-name="P26">Trade including wholesale or retail</text:p>
        </text:list-item>
        <text:list-item>
          <text:p text:style-name="P26">Services, for instance laundery, repairs</text:p>
        </text:list-item>
        <text:list-item>
          <text:p text:style-name="P26">Communal services, for instance lLocal service office</text:p>
        </text:list-item>
        <text:list-item>
          <text:p text:style-name="P26">Education, for instance a school or an institute</text:p>
        </text:list-item>
        <text:list-item>
          <text:p text:style-name="P26">Health care, for instance a clinic or a hospital</text:p>
        </text:list-item>
        <text:list-item>
          <text:p text:style-name="P26">Science or scientific logistics, for instance a scientific institute</text:p>
        </text:list-item>
        <text:list-item>
          <text:p text:style-name="P26">Culture or leisure provision, for instance a library or a movie house</text:p>
        </text:list-item>
        <text:list-item>
          <text:p text:style-name="P26">Mass media, for instance a newspapaer or a radio</text:p>
        </text:list-item>
        <text:list-item>
          <text:p text:style-name="P26">IT communications and it industry 19, State or municipal offices</text:p>
        </text:list-item>
        <text:list-item>
          <text:p text:style-name="P26">State on the regional level and state. What kind of public sector organization we are working on.</text:p>
        </text:list-item>
        <text:list-item>
          <text:p text:style-name="P26">Public organization, for instance trade unions</text:p>
        </text:list-item>
        <text:list-item>
          <text:p text:style-name="P26">Army or</text:p>
        </text:list-item>
        <text:list-item>
          <text:p text:style-name="P26">law enforcement</text:p>
        </text:list-item>
        <text:list-item>
          <text:p text:style-name="P26">judicial system.</text:p>
        </text:list-item>
        <text:list-item>
          <text:p text:style-name="P26">other</text:p>
        </text:list-item>
      </text:list>
      <text:h text:style-name="Heading_20_1" text:outline-level="1">Self-employment</text:h>
      <text:h text:style-name="Heading_20_2" text:outline-level="2">Why are you self-employed?</text:h>
      <text:list text:style-name="L27">
        <text:list-item>
          <text:p text:style-name="P27">Personal independence</text:p>
        </text:list-item>
        <text:list-item>
          <text:p text:style-name="P27">Freedom to choose time and place for work</text:p>
        </text:list-item>
        <text:list-item>
          <text:p text:style-name="P27">Chance to use my skills and abilities</text:p>
        </text:list-item>
        <text:list-item>
          <text:p text:style-name="P27">Better incomes</text:p>
        </text:list-item>
        <text:list-item>
          <text:p text:style-name="P27">Lack of alternative employment</text:p>
        </text:list-item>
        <text:list-item>
          <text:p text:style-name="P27">Good prospects for business</text:p>
        </text:list-item>
      </text:list>
      <text:h text:style-name="Heading_20_2" text:outline-level="2">How many persons work in Your enterprise, in addition to You?</text:h>
      <text:list text:style-name="L28">
        <text:list-item>
          <text:p text:style-name="P28"><text:span text:style-name="T73">_</text:span> persons</text:p>
        </text:list-item>
      </text:list>
      <text:h text:style-name="Heading_20_2" text:outline-level="2">Do you have a second job?</text:h>
      <text:list text:style-name="L29">
        <text:list-item>
          <text:p text:style-name="P29">Yes</text:p>
        </text:list-item>
        <text:list-item>
          <text:p text:style-name="P29">No</text:p>
        </text:list-item>
      </text:list>
      <text:h text:style-name="Heading_20_2" text:outline-level="2">What is the branch of economy of your second job?</text:h>
      <text:list text:style-name="L30">
        <text:list-item>
          <text:p text:style-name="P30">Extraction industry , for instance coal mining or oil extraction</text:p>
        </text:list-item>
        <text:list-item>
          <text:p text:style-name="P30">Processing industry, for instance machine building</text:p>
        </text:list-item>
        <text:list-item>
          <text:p text:style-name="P30">Power production, for instance power station</text:p>
        </text:list-item>
        <text:list-item>
          <text:p text:style-name="P30">Transportation for instance railway or air carrier</text:p>
        </text:list-item>
        <text:list-item>
          <text:p text:style-name="P30">Communication, for instance post office, or telephone station</text:p>
        </text:list-item>
        <text:list-item>
          <text:p text:style-name="P30">Construction</text:p>
        </text:list-item>
        <text:list-item>
          <text:p text:style-name="P30">Agriculture, for instance a kolhoz or an agricultural cooperative 8.Forestry, for instance forest industrial enterprise</text:p>
        </text:list-item>
        <text:list-item>
          <text:p text:style-name="P30">Finances, credit or insurance, for instance banking</text:p>
        </text:list-item>
        <text:list-item>
          <text:p text:style-name="P30">Trade including wholesale or retail</text:p>
        </text:list-item>
        <text:list-item>
          <text:p text:style-name="P30">Services, for instance laundery, repairs</text:p>
        </text:list-item>
        <text:list-item>
          <text:p text:style-name="P30">Communal services, for instance lLocal service office</text:p>
        </text:list-item>
        <text:list-item>
          <text:p text:style-name="P30">Education, for instance a school or an institute</text:p>
        </text:list-item>
        <text:list-item>
          <text:p text:style-name="P30">Health care, for instance a clinic or a hospital</text:p>
        </text:list-item>
        <text:list-item>
          <text:p text:style-name="P30">Science or scientific logistics, for instance a scientific institute</text:p>
        </text:list-item>
        <text:list-item>
          <text:p text:style-name="P30">Culture or leisure provision, for instance a library or a movie house</text:p>
        </text:list-item>
        <text:list-item>
          <text:p text:style-name="P30">Mass media, for instance a newspapaer or a radio</text:p>
        </text:list-item>
        <text:list-item>
          <text:p text:style-name="P30">IT communications and it industry 19, State or municipal offices</text:p>
        </text:list-item>
        <text:list-item>
          <text:p text:style-name="P30">State on the regional level and state. What kind of public sector organization we are working on.</text:p>
        </text:list-item>
        <text:list-item>
          <text:p text:style-name="P30">Public organization, for instance trade unions</text:p>
        </text:list-item>
        <text:list-item>
          <text:p text:style-name="P30">Army or</text:p>
        </text:list-item>
        <text:list-item>
          <text:p text:style-name="P30">law enforcement</text:p>
        </text:list-item>
        <text:list-item>
          <text:p text:style-name="P30">judicial system.</text:p>
        </text:list-item>
        <text:list-item>
          <text:p text:style-name="P30">other</text:p>
        </text:list-item>
      </text:list>
      <text:h text:style-name="Heading_20_1" text:outline-level="1">Work autonomy</text:h>
      <text:h text:style-name="Heading_20_2" text:outline-level="2">Does your job allow you to independently decide what to do and how, implement your idea?</text:h>
      <text:list text:style-name="L31">
        <text:list-item>
          <text:p text:style-name="P31">Yes</text:p>
        </text:list-item>
        <text:list-item>
          <text:p text:style-name="P31">No</text:p>
        </text:list-item>
        <text:list-item>
          <text:p text:style-name="P31">hard to say</text:p>
        </text:list-item>
      </text:list>
      <text:h text:style-name="Heading_20_2" text:outline-level="2">How has your work changed over the past five years? Comment by Mikhail Chernysh: well, what if the respondent changed jobs? Or if he or she was promited in that period? Would we still be asking this question? There is some difference between the workplace deterioration and a new job that can be worse in terms of technology, but bette in terms of wages.</text:h>
      <text:p text:style-name="First_20_paragraph"><text:span text:style-name="T74">scale</text:span><text:span text:style-name="T75">:</text:span></text:p>
      <text:p text:style-name="Text_20_body">| Gone worse | No change | Improved | Do not know | | ---- | ---- | ----- | ----- | | 1 | 2 | 3 | 9 |</text:p>
      <text:list text:style-name="L32">
        <text:list-item>
          <text:p text:style-name="P32">Possibility to use skills and knowledge</text:p>
        </text:list-item>
        <text:list-item>
          <text:p text:style-name="P32">wage</text:p>
        </text:list-item>
        <text:list-item>
          <text:p text:style-name="P32">relation between employrs and managers</text:p>
        </text:list-item>
        <text:list-item>
          <text:p text:style-name="P32">social benefits</text:p>
        </text:list-item>
        <text:list-item>
          <text:p text:style-name="P32">technological sophistication</text:p>
        </text:list-item>
        <text:list-item>
          <text:p text:style-name="P32">promoting possibilities</text:p>
        </text:list-item>
      </text:list>
      <text:h text:style-name="Heading_20_2" text:outline-level="2">How well do the following claims describe your work?</text:h>
      <text:p text:style-name="First_20_paragraph"><text:span text:style-name="T76">scale</text:span><text:span text:style-name="T77">:</text:span></text:p>
      <text:p text:style-name="Text_20_body">| To a great extent | Partially yes, partially no | To a small extent | hard to say | | --- | ----- | ---- | ----- | | 1 | 2 | 3 | 4 |</text:p>
      <text:list text:style-name="L33">
        <text:list-item>
          <text:p text:style-name="P33">To what extent can you determine the nature of the product or a service that you produce?</text:p>
        </text:list-item>
        <text:list-item>
          <text:p text:style-name="P33">To what extent can you plan your own work?</text:p>
        </text:list-item>
        <text:list-item>
          <text:p text:style-name="P33">To what extent your main job requires new ideas, creative decisions?</text:p>
        </text:list-item>
        <text:list-item>
          <text:p text:style-name="P33">To what extent can you determine the pace and time of your work? 5.To what extend you can use your own skill and expertise in your work?</text:p>
        </text:list-item>
        <text:list-item>
          <text:p text:style-name="P33">Does your job correspond with the speciality you received at training institution?</text:p>
        </text:list-item>
      </text:list>
      <text:p text:style-name="First_20_paragraph">How many people in the same position as You can expect to be promoted in your work place? Cimment by Mikhail Chernysh: could make a time frame for it. "In the next 5 years", let us say. Otherwise, who knows what the future holds for us.</text:p>
      <text:p text:style-name="Text_20_body">1 Everybody/ All 2.Many /Most 3.Some 4.Only few 5.Nobody 9.Hard to say</text:p>
      <text:h text:style-name="Heading_20_2" text:outline-level="2">How many hours do you work weekly on the major job?</text:h>
      <text:list text:style-name="L34">
        <text:list-item>
          <text:p text:style-name="P34">____ hours</text:p>
        </text:list-item>
      </text:list>
      <text:h text:style-name="Heading_20_2" text:outline-level="2">Is your work regular daytime work?</text:h>
      <text:list text:style-name="L35">
        <text:list-item>
          <text:p text:style-name="P35">regular day time work</text:p>
        </text:list-item>
        <text:list-item>
          <text:p text:style-name="P35">regular in two shifts</text:p>
        </text:list-item>
        <text:list-item>
          <text:p text:style-name="P35">regular in three shifts</text:p>
        </text:list-item>
        <text:list-item>
          <text:p text:style-name="P35">irregular working hours</text:p>
        </text:list-item>
        <text:list-item>
          <text:p text:style-name="P35">somehing else</text:p>
        </text:list-item>
      </text:list>
      <text:h text:style-name="Heading_20_2" text:outline-level="2">In your job, how often do you get physically tired?</text:h>
      <text:list text:style-name="L36">
        <text:list-item>
          <text:p text:style-name="P36">Almost always 5</text:p>
        </text:list-item>
        <text:list-item>
          <text:p text:style-name="P36">Often 4</text:p>
        </text:list-item>
        <text:list-item>
          <text:p text:style-name="P36">Sometimes 3</text:p>
        </text:list-item>
        <text:list-item>
          <text:p text:style-name="P36">Seldom 2</text:p>
        </text:list-item>
        <text:list-item>
          <text:p text:style-name="P36">Never 1</text:p>
        </text:list-item>
        <text:list-item>
          <text:p text:style-name="P36">Hard to say</text:p>
        </text:list-item>
      </text:list>
      <text:h text:style-name="Heading_20_2" text:outline-level="2">In your job, how often do you get mentally tired?</text:h>
      <text:list text:style-name="L37">
        <text:list-item>
          <text:p text:style-name="P37">Almost always 5</text:p>
        </text:list-item>
        <text:list-item>
          <text:p text:style-name="P37">Often 4</text:p>
        </text:list-item>
        <text:list-item>
          <text:p text:style-name="P37">Sometimes 3</text:p>
        </text:list-item>
        <text:list-item>
          <text:p text:style-name="P37">Seldom 2</text:p>
        </text:list-item>
        <text:list-item>
          <text:p text:style-name="P37">Never 1</text:p>
        </text:list-item>
        <text:list-item>
          <text:p text:style-name="P37">Hard to say</text:p>
        </text:list-item>
      </text:list>
      <text:p text:style-name="First_20_paragraph">In Your job: how often You have ____________________________________</text:p>
      <text:list text:style-name="L38">
        <text:list-item>
          <text:p text:style-name="P38">Hectic pace of work</text:p>
        </text:list-item>
      </text:list>
      <text:p text:style-name="First_20_paragraph">Almost always 5 2. Often 4 3. Sometimes 3 4. Seldom 2 5. Never 1 9. Hard to say</text:p>
      <text:p text:style-name="Text_20_body">, 2. Excessive work load OR Too much work to do?</text:p>
      <text:p text:style-name="Text_20_body">always 5 2. Often 4 3. Sometimes 3 4. Seldom 2 5. Never 1 9. Hard to say</text:p>
      <text:h text:style-name="Heading_20_2" text:outline-level="2">Who mainly takes the following decisions at your workplace? You, your higher-up, you and your higher-up together?</text:h>
      <text:p text:style-name="First_20_paragraph"><text:span text:style-name="T78">scale</text:span><text:span text:style-name="T79">:</text:span></text:p>
      <text:p text:style-name="Text_20_body">| You | My higher-up | Together | Hard to say | | ---- | ---- | --- | ---- | | 1 | 2 | 3 | 4 |</text:p>
      <text:list text:style-name="L39">
        <text:list-item>
          <text:p text:style-name="P39">When to come to work</text:p>
        </text:list-item>
        <text:list-item>
          <text:p text:style-name="P39">When to leave work</text:p>
        </text:list-item>
        <text:list-item>
          <text:p text:style-name="P39">When to take a one day paid leave</text:p>
        </text:list-item>
        <text:list-item>
          <text:p text:style-name="P39">Which tasks to fulfill</text:p>
        </text:list-item>
        <text:list-item>
          <text:p text:style-name="P39">When to slow the pace of work</text:p>
        </text:list-item>
        <text:list-item>
          <text:p text:style-name="P39">When to take a summer leave</text:p>
        </text:list-item>
      </text:list>
      <text:h text:style-name="Heading_20_1" text:outline-level="1">Decision-making</text:h>
      <text:h text:style-name="Heading_20_2" text:outline-level="2">To which of the following categories do you belong?</text:h>
      <text:list text:style-name="L40">
        <text:list-item>
          <text:p text:style-name="P40">Manager of other managers [go to question XX]</text:p>
        </text:list-item>
        <text:list-item>
          <text:p text:style-name="P40">Manager of ordinary workers [go to question XX]</text:p>
        </text:list-item>
        <text:list-item>
          <text:p text:style-name="P40">Ordinary worker [go to question XX]</text:p>
        </text:list-item>
        <text:list-item>
          <text:p text:style-name="P40">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41">
        <text:list-item>
          <text:p text:style-name="P41"><text:span text:style-name="T80">_</text:span> persons</text:p>
        </text:list-item>
      </text:list>
      <text:h text:style-name="Heading_20_2" text:outline-level="2">Imagine a managerial ladder of six rungs? The highest rung is occupied by director of the enterprise; the lowest is occupied by an ordinary worker?</text:h>
      <text:list text:style-name="L42">
        <text:list-item>
          <text:p text:style-name="P42">Director</text:p>
        </text:list-item>
        <text:list-item>
          <text:p text:style-name="P42">Lower than director, but higher than shop or department head</text:p>
        </text:list-item>
        <text:list-item>
          <text:p text:style-name="P42">Shop or a big department head</text:p>
        </text:list-item>
        <text:list-item>
          <text:p text:style-name="P42">Lower than the shop or department head, but higher than a supervisor</text:p>
        </text:list-item>
        <text:list-item>
          <text:p text:style-name="P42">Lowest level of supervision</text:p>
        </text:list-item>
        <text:list-item>
          <text:p text:style-name="P42">Ordinary worker</text:p>
        </text:list-item>
        <text:list-item>
          <text:p text:style-name="P42">Not applicable</text:p>
        </text:list-item>
        <text:list-item>
          <text:p text:style-name="P42">Hard to say</text:p>
        </text:list-item>
      </text:list>
      <text:h text:style-name="Heading_20_2" text:outline-level="2">Is it part of your main job responsibilities to allocate work tasks to other people?</text:h>
      <text:list text:style-name="L43">
        <text:list-item>
          <text:p text:style-name="P43">Yes</text:p>
        </text:list-item>
        <text:list-item>
          <text:p text:style-name="P43">No</text:p>
        </text:list-item>
      </text:list>
      <text:h text:style-name="Heading_20_2" text:outline-level="2">Which of the following tasks are parts of your main job obligations?</text:h>
      <text:p text:style-name="First_20_paragraph"><text:span text:style-name="T81">scale</text:span><text:span text:style-name="T82">:</text:span></text:p>
      <text:p text:style-name="Text_20_body">| Yes | No | | ---- | ---- | | 1 | 2 |</text:p>
      <text:list text:style-name="L44">
        <text:list-item>
          <text:p text:style-name="P44">Determining work tasks for other people</text:p>
        </text:list-item>
        <text:list-item>
          <text:p text:style-name="P44">Choice of materials or tools for other people</text:p>
        </text:list-item>
        <text:list-item>
          <text:p text:style-name="P44">Determining pace of work for other people</text:p>
        </text:list-item>
        <text:list-item>
          <text:p text:style-name="P44">Determining work time duration</text:p>
        </text:list-item>
        <text:list-item>
          <text:p text:style-name="P44">Determining volume of work for others</text:p>
        </text:list-item>
        <text:list-item>
          <text:p text:style-name="P44">Evaluating work performance</text:p>
        </text:list-item>
      </text:list>
      <text:h text:style-name="Heading_20_2" text:outline-level="2">Can you influence the following decisions taken at your workplace?</text:h>
      <text:p text:style-name="First_20_paragraph"><text:span text:style-name="T83">scale</text:span><text:span text:style-name="T84">:</text:span></text:p>
      <text:p text:style-name="Text_20_body">| Yes | No | | ---- | ---- | | 1 | 2 |</text:p>
      <text:list text:style-name="L45">
        <text:list-item>
          <text:p text:style-name="P45">Salary increase or job promotion<text:line-break/></text:p>
        </text:list-item>
        <text:list-item>
          <text:p text:style-name="P45">Blocking salary increase or job promotion<text:line-break/></text:p>
        </text:list-item>
        <text:list-item>
          <text:p text:style-name="P45">Dismissal of other employees<text:line-break/></text:p>
        </text:list-item>
        <text:list-item>
          <text:p text:style-name="P45">Reprimanding other employees</text:p>
        </text:list-item>
        <text:list-item>
          <text:p text:style-name="P45">Other kind of punishment or bonuses<text:line-break/></text:p>
        </text:list-item>
        <text:list-item>
          <text:p text:style-name="P45">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85">scale</text:span><text:span text:style-name="T86">:</text:span></text:p>
      <text:p text:style-name="Text_20_body">| Directly | In discussion | Do not participate | Not applicable | | ------- | --------- | ----------------- | ------------ | | 3 | 2 | 1 | 9 |</text:p>
      <text:list text:style-name="L46">
        <text:list-item>
          <text:p text:style-name="P46">Hiring employees<text:line-break/></text:p>
        </text:list-item>
        <text:list-item>
          <text:p text:style-name="P46">Dismissal of employees<text:line-break/></text:p>
        </text:list-item>
        <text:list-item>
          <text:p text:style-name="P46">Determining work tasks<text:line-break/></text:p>
        </text:list-item>
        <text:list-item>
          <text:p text:style-name="P46">Choice of material for work</text:p>
        </text:list-item>
        <text:list-item>
          <text:p text:style-name="P46">Evaluating work performance</text:p>
        </text:list-item>
        <text:list-item>
          <text:p text:style-name="P46">Determining the workload</text:p>
        </text:list-item>
        <text:list-item>
          <text:p text:style-name="P46">Distribution of enterprise budget</text:p>
        </text:list-item>
        <text:list-item>
          <text:p text:style-name="P46">Determining salaries</text:p>
        </text:list-item>
        <text:list-item>
          <text:p text:style-name="P46">Imposing sanctions</text:p>
        </text:list-item>
        <text:list-item>
          <text:p text:style-name="P46">Purchase of equipment</text:p>
        </text:list-item>
        <text:list-item>
          <text:p text:style-name="P46">Change of assortment of goods or services produced by your enterprise</text:p>
        </text:list-item>
        <text:list-item>
          <text:p text:style-name="P46">Decision to get a loan</text:p>
        </text:list-item>
        <text:list-item>
          <text:p text:style-name="P46">Choice of partners</text:p>
        </text:list-item>
      </text:list>
      <text:h text:style-name="Heading_20_2" text:outline-level="2">Have you been unemployed since 2008?</text:h>
      <text:list text:style-name="L47">
        <text:list-item>
          <text:p text:style-name="P47">Yes</text:p>
        </text:list-item>
        <text:list-item>
          <text:p text:style-name="P47">No</text:p>
        </text:list-item>
      </text:list>
      <text:h text:style-name="Heading_20_2" text:outline-level="2">Have you been dismissed from a job since 2008?</text:h>
      <text:list text:style-name="L48">
        <text:list-item>
          <text:p text:style-name="P48">Yes</text:p>
        </text:list-item>
        <text:list-item>
          <text:p text:style-name="P48">No</text:p>
        </text:list-item>
      </text:list>
      <text:p text:style-name="First_20_paragraph"><text:span text:style-name="T87">[</text:span><text:span text:style-name="T88">interviewer</text:span><text:span text:style-name="T89">!</text:span><text:span text:style-name="T90"> </text:span><text:span text:style-name="T91">the</text:span><text:span text:style-name="T92"> </text:span><text:span text:style-name="T93">next</text:span><text:span text:style-name="T94"> </text:span><text:span text:style-name="T95">question</text:span><text:span text:style-name="T96"> </text:span><text:span text:style-name="T97">targets</text:span><text:span text:style-name="T98"> </text:span><text:span text:style-name="T99">only</text:span><text:span text:style-name="T100"> </text:span><text:span text:style-name="T101">those</text:span><text:span text:style-name="T102"> </text:span><text:span text:style-name="T103">who</text:span><text:span text:style-name="T104"> </text:span><text:span text:style-name="T105">answered</text:span><text:span text:style-name="T106"> </text:span><text:span text:style-name="T107">“</text:span><text:span text:style-name="T108">Yes</text:span><text:span text:style-name="T109">”</text:span><text:span text:style-name="T110"> </text:span><text:span text:style-name="T111">to</text:span><text:span text:style-name="T112"> </text:span><text:span text:style-name="T113">one</text:span><text:span text:style-name="T114"> </text:span><text:span text:style-name="T115">of</text:span><text:span text:style-name="T116"> </text:span><text:span text:style-name="T117">the</text:span><text:span text:style-name="T118"> </text:span><text:span text:style-name="T119">previous</text:span><text:span text:style-name="T120"> </text:span><text:span text:style-name="T121">three</text:span><text:span text:style-name="T122"> </text:span><text:span text:style-name="T123">questions</text:span><text:span text:style-name="T124">.</text:span><text:span text:style-name="T125"> </text:span><text:span text:style-name="T126">The</text:span><text:span text:style-name="T127"> </text:span><text:span text:style-name="T128">rest</text:span><text:span text:style-name="T129"> </text:span><text:span text:style-name="T130">go</text:span><text:span text:style-name="T131"> </text:span><text:span text:style-name="T132">to</text:span><text:span text:style-name="T133"> </text:span><text:span text:style-name="T134">question</text:span><text:span text:style-name="T135"> </text:span><text:span text:style-name="T136">45</text:span><text:span text:style-name="T137">]</text:span></text:p>
      <text:h text:style-name="Heading_20_2" text:outline-level="2">How did you manage to survive in these circumstances? How did you provide for yourself and your family?</text:h>
      <text:p text:style-name="First_20_paragraph"><text:span text:style-name="T138">scale</text:span><text:span text:style-name="T139">:</text:span></text:p>
      <text:p text:style-name="Text_20_body">| Yes | No | | ---- | ---- | | 1 | 2 |</text:p>
      <text:list text:style-name="L49">
        <text:list-item>
          <text:p text:style-name="P49">I got a compensation or financial assistance form the employer</text:p>
        </text:list-item>
        <text:list-item>
          <text:p text:style-name="P49">Took up petty trade</text:p>
        </text:list-item>
        <text:list-item>
          <text:p text:style-name="P49">Got assistance from the state or local authorities</text:p>
        </text:list-item>
        <text:list-item>
          <text:p text:style-name="P49">Did occasional jobs</text:p>
        </text:list-item>
        <text:list-item>
          <text:p text:style-name="P49">Made some goods for sale</text:p>
        </text:list-item>
        <text:list-item>
          <text:p text:style-name="P49">Lived off my savings</text:p>
        </text:list-item>
        <text:list-item>
          <text:p text:style-name="P49">Got material assistance from my friends or relatives</text:p>
        </text:list-item>
        <text:list-item>
          <text:p text:style-name="P49">Lived off my land plot</text:p>
        </text:list-item>
        <text:list-item>
          <text:p text:style-name="P49">Other</text:p>
        </text:list-item>
      </text:list>
      <text:h text:style-name="Heading_20_2" text:outline-level="2">Is there a trade-union organization at your enterprise?</text:h>
      <text:list text:style-name="L50">
        <text:list-item>
          <text:p text:style-name="P50">Yes</text:p>
        </text:list-item>
        <text:list-item>
          <text:p text:style-name="P50">No</text:p>
        </text:list-item>
      </text:list>
      <text:h text:style-name="Heading_20_2" text:outline-level="2">Are you a member of a trade union?</text:h>
      <text:list text:style-name="L51">
        <text:list-item>
          <text:p text:style-name="P51">Yes</text:p>
        </text:list-item>
        <text:list-item>
          <text:p text:style-name="P51">No</text:p>
        </text:list-item>
      </text:list>
      <text:p text:style-name="First_20_paragraph">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Comment by Mikhail Chernysh: how many options do we give the respondent? The choice is not contradictory, so the respondent may believe that trade unions are not important and at the same time claim that trade unions are tools in the hands of management. In fact there is a logic in such a position. I sugget that we ask one more question: What is the role of trade union in your organization. Is is more a tool in the hands of management or more a defender of the rights of workers. In the options there should also be 1) it is inactive, 2) it reports to higher trade union organization, not to workers or managers. ----------------------------------------------------------------------------------------------------------</text:p>
      <text:list text:style-name="L52">
        <text:list-item>
          <text:p text:style-name="P52">Trade-unions are important for the defending the interests of the employees</text:p>
        </text:list-item>
        <text:list-item>
          <text:p text:style-name="P52">Trade-unions are important if they work as partners with the employers</text:p>
        </text:list-item>
        <text:list-item>
          <text:p text:style-name="P52">Trade-unions should influence only to issues of work-conditions, but not wages</text:p>
        </text:list-item>
        <text:list-item>
          <text:p text:style-name="P52">Trade-unions are just tools in the hands of the management</text:p>
        </text:list-item>
        <text:list-item>
          <text:p text:style-name="P52">Trade-unions, though necessary, should not impede or slow the development of the enterprise</text:p>
        </text:list-item>
        <text:list-item>
          <text:p text:style-name="P52">Trade-unions are not necessary in the modern world</text:p>
        </text:list-item>
      </text:list>
      <text:h text:style-name="Heading_20_1" text:outline-level="1">Family and leisure</text:h>
      <text:h text:style-name="Heading_20_2" text:outline-level="2">What is your family status?</text:h>
      <text:list text:style-name="L53">
        <text:list-item>
          <text:p text:style-name="P53">Single</text:p>
        </text:list-item>
        <text:list-item>
          <text:p text:style-name="P53">Married</text:p>
        </text:list-item>
        <text:list-item>
          <text:p text:style-name="P53">Married by live separately</text:p>
        </text:list-item>
        <text:list-item>
          <text:p text:style-name="P53">Lived in an unregistered union</text:p>
        </text:list-item>
        <text:list-item>
          <text:p text:style-name="P53">Divorced</text:p>
        </text:list-item>
        <text:list-item>
          <text:p text:style-name="P53">Widowed</text:p>
        </text:list-item>
        <text:list-item>
          <text:p text:style-name="P53">Do not want to answer</text:p>
        </text:list-item>
        <text:list-item>
          <text:p text:style-name="P53">Other (What it might be??)</text:p>
        </text:list-item>
      </text:list>
      <text:h text:style-name="Heading_20_2" text:outline-level="2">Do you have children?</text:h>
      <text:list text:style-name="L54">
        <text:list-item>
          <text:p text:style-name="P54">Yes [go to question XX]</text:p>
        </text:list-item>
        <text:list-item>
          <text:p text:style-name="P54">No [go to question XX]</text:p>
        </text:list-item>
      </text:list>
      <text:h text:style-name="Heading_20_2" text:outline-level="2">How many children do you have?</text:h>
      <text:list text:style-name="L55">
        <text:list-item>
          <text:p text:style-name="P55">One</text:p>
        </text:list-item>
        <text:list-item>
          <text:p text:style-name="P55">Two</text:p>
        </text:list-item>
        <text:list-item>
          <text:p text:style-name="P55">Three</text:p>
        </text:list-item>
        <text:list-item>
          <text:p text:style-name="P55">Four</text:p>
        </text:list-item>
        <text:list-item>
          <text:p text:style-name="P55">More than four</text:p>
        </text:list-item>
      </text:list>
      <text:h text:style-name="Heading_20_2" text:outline-level="2">How many children do you have under age 18?</text:h>
      <text:list text:style-name="L56">
        <text:list-item>
          <text:p text:style-name="P56">One</text:p>
        </text:list-item>
        <text:list-item>
          <text:p text:style-name="P56">Two</text:p>
        </text:list-item>
        <text:list-item>
          <text:p text:style-name="P56">Three</text:p>
        </text:list-item>
        <text:list-item>
          <text:p text:style-name="P56">Four</text:p>
        </text:list-item>
        <text:list-item>
          <text:p text:style-name="P56">More than four</text:p>
        </text:list-item>
      </text:list>
      <text:h text:style-name="Heading_20_2" text:outline-level="2">How many children do you have under school age?</text:h>
      <text:list text:style-name="L57">
        <text:list-item>
          <text:p text:style-name="P57">One</text:p>
        </text:list-item>
        <text:list-item>
          <text:p text:style-name="P57">Two</text:p>
        </text:list-item>
        <text:list-item>
          <text:p text:style-name="P57">Three</text:p>
        </text:list-item>
        <text:list-item>
          <text:p text:style-name="P57">Four</text:p>
        </text:list-item>
        <text:list-item>
          <text:p text:style-name="P57">More than four</text:p>
        </text:list-item>
      </text:list>
      <text:h text:style-name="Heading_20_2" text:outline-level="2">In case you have children under school age, in what kind of daycare they are</text:h>
      <text:list text:style-name="L58">
        <text:list-item>
          <text:p text:style-name="P58">at home with mother</text:p>
        </text:list-item>
        <text:list-item>
          <text:p text:style-name="P58">at home with father</text:p>
        </text:list-item>
        <text:list-item>
          <text:p text:style-name="P58">at home with grandparent</text:p>
        </text:list-item>
        <text:list-item>
          <text:p text:style-name="P58">at home with other relative</text:p>
        </text:list-item>
        <text:list-item>
          <text:p text:style-name="P58">at home with hired nanny</text:p>
        </text:list-item>
        <text:list-item>
          <text:p text:style-name="P58">at public daycare center</text:p>
        </text:list-item>
        <text:list-item>
          <text:p text:style-name="P58">at private daycare center</text:p>
        </text:list-item>
      </text:list>
      <text:h text:style-name="Heading_20_2" text:outline-level="2">Which of the relatives permanently live with you under one roof?</text:h>
      <text:list text:style-name="L59">
        <text:list-item>
          <text:p text:style-name="P59">Spouse</text:p>
        </text:list-item>
        <text:list-item>
          <text:p text:style-name="P59">Children</text:p>
        </text:list-item>
        <text:list-item>
          <text:p text:style-name="P59">Your parents</text:p>
        </text:list-item>
        <text:list-item>
          <text:p text:style-name="P59">Spouse's parents</text:p>
        </text:list-item>
        <text:list-item>
          <text:p text:style-name="P59">Spouse's children</text:p>
        </text:list-item>
        <text:list-item>
          <text:p text:style-name="P59">Your brothers and sisters</text:p>
        </text:list-item>
        <text:list-item>
          <text:p text:style-name="P59">Brothers or sisters of your spouse</text:p>
        </text:list-item>
        <text:list-item>
          <text:p text:style-name="P59">Other relatives</text:p>
        </text:list-item>
      </text:list>
      <text:h text:style-name="Heading_20_2" text:outline-level="2">Do you take care of your parents, your spouse's parents or other elderly people?</text:h>
      <text:list text:style-name="L60">
        <text:list-item>
          <text:p text:style-name="P60">Yes</text:p>
        </text:list-item>
        <text:list-item>
          <text:p text:style-name="P60">No</text:p>
        </text:list-item>
      </text:list>
      <text:h text:style-name="Heading_20_2" text:outline-level="2">How many members of your family lives under the same roof with you?</text:h>
      <text:list text:style-name="L61">
        <text:list-item>
          <text:p text:style-name="P61"><text:span text:style-name="T140">_</text:span> persons</text:p>
        </text:list-item>
      </text:list>
      <text:h text:style-name="Heading_20_2" text:outline-level="2">How often do you spend time on the following pastimes? Do it every day, every week, every month, three to six times a year, less frequently, never. Comment by Mikhail Chernysh: well, we have to do something with the options or the scale. It is impossible to to every day to the library unless you are a librarian. It is hard to go visiting friends every day or drink everyday in the company of friends. I would suggest that we divide pastimes in "frequent" and "infrequent" and divise different scales for them. Going to a cafe, taking sports, playing computer games would be "frequent", admitting of every day engagement. Theater, concert, libraries, guests would be "infrequentl" pastimes. For them we can have "less frequently than once a month, 2-3 times a month, 4-5 times a month, 6-7 times a month, more than 7 times a month.</text:h>
      <text:list text:style-name="L62">
        <text:list-item>
          <text:p text:style-name="P62">Going to a concert or theater</text:p>
        </text:list-item>
        <text:list-item>
          <text:p text:style-name="P62">Going to libraries</text:p>
        </text:list-item>
        <text:list-item>
          <text:p text:style-name="P62">Visiting local house of culture</text:p>
        </text:list-item>
        <text:list-item>
          <text:p text:style-name="P62">Going to a restaurants, café, bar, pub</text:p>
        </text:list-item>
        <text:list-item>
          <text:p text:style-name="P62">Visiting friends, receiving guests</text:p>
        </text:list-item>
        <text:list-item>
          <text:p text:style-name="P62">Going to the cinema</text:p>
        </text:list-item>
        <text:list-item>
          <text:p text:style-name="P62">Taking up sports, training</text:p>
        </text:list-item>
        <text:list-item>
          <text:p text:style-name="P62">Drinking in the company of friends</text:p>
        </text:list-item>
        <text:list-item>
          <text:p text:style-name="P62">Spending time in outdoors</text:p>
        </text:list-item>
        <text:list-item>
          <text:p text:style-name="P62">Spending time at social media or playing computer games</text:p>
        </text:list-item>
      </text:list>
      <text:h text:style-name="Heading_20_1" text:outline-level="1">Well-being</text:h>
      <text:p text:style-name="P63">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41">scale</text:span><text:span text:style-name="T142">:</text:span></text:p>
      <text:p text:style-name="Text_20_body">| Very important | Important | A little bit important | Not important | No such source | hard to say | Comment by Mikhail Chernysh: shares, financial speculation, occasional moonlighting might be added | ---- | ---- | ---- | ---- | ---- | ---- | | 3 | 2 | 1 | 0 | 8 | 9 |</text:p>
      <text:list text:style-name="L63">
        <text:list-item>
          <text:p text:style-name="P64">Main job salary</text:p>
        </text:list-item>
        <text:list-item>
          <text:p text:style-name="P64">Second job salary</text:p>
        </text:list-item>
        <text:list-item>
          <text:p text:style-name="P64">Household plot farming?</text:p>
        </text:list-item>
        <text:list-item>
          <text:p text:style-name="P64">Relatives’ assistance</text:p>
        </text:list-item>
        <text:list-item>
          <text:p text:style-name="P64">Small scale trade</text:p>
        </text:list-item>
        <text:list-item>
          <text:p text:style-name="P64">Pensions, other social subsidy<text:line-break/></text:p>
        </text:list-item>
        <text:list-item>
          <text:p text:style-name="P64">Letting an apartment or a summer cottage</text:p>
        </text:list-item>
        <text:list-item>
          <text:p text:style-name="P64">Interest accumulated by a bank account</text:p>
        </text:list-item>
        <text:list-item>
          <text:p text:style-name="P64">Savings</text:p>
        </text:list-item>
        <text:list-item>
          <text:p text:style-name="P64">Philanthropy</text:p>
        </text:list-item>
        <text:list-item>
          <text:p text:style-name="P64">Other</text:p>
        </text:list-item>
      </text:list>
      <text:h text:style-name="Heading_20_2" text:outline-level="2">How is your work paid in your main job?</text:h>
      <text:list text:style-name="L64">
        <text:list-item>
          <text:p text:style-name="P65">Individual piece rate</text:p>
        </text:list-item>
        <text:list-item>
          <text:p text:style-name="P65">Collective piece rate</text:p>
        </text:list-item>
        <text:list-item>
          <text:p text:style-name="P65">Time wage</text:p>
        </text:list-item>
        <text:list-item>
          <text:p text:style-name="P65">Fixed salary</text:p>
        </text:list-item>
        <text:list-item>
          <text:p text:style-name="P65">Pay depends on sales or profits/commission</text:p>
        </text:list-item>
        <text:list-item>
          <text:p text:style-name="P65">other</text:p>
        </text:list-item>
      </text:list>
      <text:h text:style-name="Heading_20_2" text:outline-level="2">How often did you get bonus in the 12 months?</text:h>
      <text:list text:style-name="L65">
        <text:list-item>
          <text:p text:style-name="P66">____ n of times</text:p>
        </text:list-item>
      </text:list>
      <text:h text:style-name="Heading_20_2" text:outline-level="2">On what does the bonus depend on?</text:h>
      <text:list text:style-name="L66">
        <text:list-item>
          <text:p text:style-name="P67">How well I personally work</text:p>
        </text:list-item>
        <text:list-item>
          <text:p text:style-name="P67">How well our work collective works</text:p>
        </text:list-item>
        <text:list-item>
          <text:p text:style-name="P67">The profitability of the enterprise</text:p>
        </text:list-item>
        <text:list-item>
          <text:p text:style-name="P67">Attitude of the management</text:p>
        </text:list-item>
        <text:list-item>
          <text:p text:style-name="P67">It is a fixed part of the payment</text:p>
        </text:list-item>
        <text:list-item>
          <text:p text:style-name="P67">Not relevant</text:p>
        </text:list-item>
        <text:list-item>
          <text:p text:style-name="P67">Don't know</text:p>
        </text:list-item>
      </text:list>
      <text:h text:style-name="Heading_20_2" text:outline-level="2">What is your aggregate monthly income including income from all sources? Put it in rubles.</text:h>
      <text:list text:style-name="L67">
        <text:list-item>
          <text:p text:style-name="P68">____ rubles</text:p>
        </text:list-item>
      </text:list>
      <text:h text:style-name="Heading_20_2" text:outline-level="2">What is your family’s aggregate monthly income from all sources? Put it in rubles.</text:h>
      <text:list text:style-name="L68">
        <text:list-item>
          <text:p text:style-name="P69">_____ rubles</text:p>
        </text:list-item>
      </text:list>
      <text:h text:style-name="Heading_20_2" text:outline-level="2">What kind of state benefits or allowances do you get?</text:h>
      <text:p text:style-name="First_20_paragraph"><text:span text:style-name="T143">Scale</text:span><text:span text:style-name="T144">:</text:span></text:p>
      <text:p text:style-name="Text_20_body">| Yes | No | | ---- | ----- | | 1 | 2 |</text:p>
      <text:list text:style-name="L69">
        <text:list-item>
          <text:p text:style-name="P70">Unemployment benefits<text:line-break/></text:p>
        </text:list-item>
        <text:list-item>
          <text:p text:style-name="P70">Children support subsidy</text:p>
        </text:list-item>
        <text:list-item>
          <text:p text:style-name="P70">Maternity benefits</text:p>
        </text:list-item>
        <text:list-item>
          <text:p text:style-name="P70">Communal payment rebate</text:p>
        </text:list-item>
        <text:list-item>
          <text:p text:style-name="P70">Allowance for the handicapped</text:p>
        </text:list-item>
        <text:list-item>
          <text:p text:style-name="P70">Pensions 6.Monthly cash payments (monetized l'goty)</text:p>
        </text:list-item>
        <text:list-item>
          <text:p text:style-name="P70">Other</text:p>
        </text:list-item>
      </text:list>
      <text:h text:style-name="Heading_20_2" text:outline-level="2">What kind of state benefits or allowances do you get? NON-MONETARY / IN-KIND</text:h>
      <text:list text:style-name="L70">
        <text:list-item>
          <text:p text:style-name="Horizontal_20_Line"/>
        </text:list-item>
        <text:list-item>
          <text:p text:style-name="Horizontal_20_Line"/>
        </text:list-item>
        <text:list-item>
          <text:p text:style-name="Horizontal_20_Line"/>
        </text:list-item>
      </text:list>
      <text:h text:style-name="Heading_20_2" text:outline-level="2">What kind of maternity or child benefits do you get?</text:h>
      <text:list text:style-name="L71">
        <text:list-item>
          <text:p text:style-name="P72">birth or adoption grant</text:p>
        </text:list-item>
        <text:list-item>
          <text:p text:style-name="P72">child benefit</text:p>
        </text:list-item>
        <text:list-item>
          <text:p text:style-name="P72">child care benefit</text:p>
        </text:list-item>
        <text:list-item>
          <text:p text:style-name="P72">birth certificate</text:p>
        </text:list-item>
        <text:list-item>
          <text:p text:style-name="P72">Maternity capital</text:p>
        </text:list-item>
      </text:list>
      <text:h text:style-name="Heading_20_2" text:outline-level="2">Which of the following social benefits did you get at your workplace ten years ago?</text:h>
      <text:p text:style-name="First_20_paragraph"><text:span text:style-name="T145">Scale</text:span><text:span text:style-name="T146">:</text:span></text:p>
      <text:p text:style-name="Text_20_body">| Yes | No | Hard to say | Not applicable | | ---- | ----- | ---- | ----- | | 1 | 2 | 8 | 9 |</text:p>
      <text:list text:style-name="L72">
        <text:list-item>
          <text:p text:style-name="P73">Privileges in getting a new home, an apartment</text:p>
        </text:list-item>
        <text:list-item>
          <text:p text:style-name="P73">Kindergarten</text:p>
        </text:list-item>
        <text:list-item>
          <text:p text:style-name="P73">Privileged access to rest homes or sanatoria</text:p>
        </text:list-item>
        <text:list-item>
          <text:p text:style-name="P73">Lunch at a special price</text:p>
        </text:list-item>
        <text:list-item>
          <text:p text:style-name="P73">Issue of work clothes</text:p>
        </text:list-item>
        <text:list-item>
          <text:p text:style-name="P73">Coverage of travel to workplace and back</text:p>
        </text:list-item>
        <text:list-item>
          <text:p text:style-name="P73">Privileged access to food products</text:p>
        </text:list-item>
        <text:list-item>
          <text:p text:style-name="P73">Privileged access to consumer goods</text:p>
        </text:list-item>
        <text:list-item>
          <text:p text:style-name="P73">Holiday pay</text:p>
        </text:list-item>
        <text:list-item>
          <text:p text:style-name="P73">Sick pay</text:p>
        </text:list-item>
        <text:list-item>
          <text:p text:style-name="P73">Obligatory Medical insurance</text:p>
        </text:list-item>
        <text:list-item>
          <text:p text:style-name="P73">Training at the expense of the enterprise</text:p>
        </text:list-item>
      </text:list>
      <text:h text:style-name="Heading_20_2" text:outline-level="2">Which of the following social benefits do you get at your workplace now?</text:h>
      <text:p text:style-name="First_20_paragraph"><text:span text:style-name="T147">Scale</text:span><text:span text:style-name="T148">:</text:span></text:p>
      <text:p text:style-name="Text_20_body">| Yes | No | Hard to say | Not applicable | | ---- | ----- | ---- | ----- | | 1 | 2 | 8 | 9 |</text:p>
      <text:list text:style-name="L73">
        <text:list-item>
          <text:p text:style-name="P74">Privileges in getting a new home, an apartment</text:p>
        </text:list-item>
        <text:list-item>
          <text:p text:style-name="P74">Kindergarten</text:p>
        </text:list-item>
        <text:list-item>
          <text:p text:style-name="P74">Privileged access to rest homes or sanatoria</text:p>
        </text:list-item>
        <text:list-item>
          <text:p text:style-name="P74">Lunch at a special price</text:p>
        </text:list-item>
        <text:list-item>
          <text:p text:style-name="P74">Issue of work clothes</text:p>
        </text:list-item>
        <text:list-item>
          <text:p text:style-name="P74">Coverage of travel to workplace and back</text:p>
        </text:list-item>
        <text:list-item>
          <text:p text:style-name="P74">Privileged access to food products</text:p>
        </text:list-item>
        <text:list-item>
          <text:p text:style-name="P74">Privileged access to consumer goods</text:p>
        </text:list-item>
        <text:list-item>
          <text:p text:style-name="P74">Holiday pay</text:p>
        </text:list-item>
        <text:list-item>
          <text:p text:style-name="P74">Sick pay</text:p>
        </text:list-item>
        <text:list-item>
          <text:p text:style-name="P74">Obligatory Medical insurance</text:p>
        </text:list-item>
        <text:list-item>
          <text:p text:style-name="P74">Training at the expense of the enterprise</text:p>
        </text:list-item>
      </text:list>
      <text:h text:style-name="Heading_20_2" text:outline-level="2">I shall read the characteristics of several groups. Tell me to which of them you belong.</text:h>
      <text:list text:style-name="L74">
        <text:list-item>
          <text:p text:style-name="P75">We cannot make ends meet. There is not enough money even for food 1</text:p>
        </text:list-item>
        <text:list-item>
          <text:p text:style-name="P75">We have money only for food, the purchase of clothes is a problem 2</text:p>
        </text:list-item>
        <text:list-item>
          <text:p text:style-name="P75">We are able to buy food. We can also buy clothes, if we stick to cheap kind. However, we have a problem when there is a need to buy durables such as a TV set or a refrigerator 3</text:p>
        </text:list-item>
        <text:list-item>
          <text:p text:style-name="P75">We have enough money for food. We can also buy good expensive clothes. If we save money, we can buy durables, but things that are really expensive such as a summer cottage or a car are beyond our means 4</text:p>
        </text:list-item>
        <text:list-item>
          <text:p text:style-name="P75">We can buy durables without any problems. If we save, we can buy an Inexpensive car or a modest summer home. However we do not have a chance to go for really expensive things such as a n apartment or a modern house. 5</text:p>
        </text:list-item>
        <text:list-item>
          <text:p text:style-name="P75">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75">
        <text:list-item>
          <text:p text:style-name="P76">Significantly improved 5</text:p>
        </text:list-item>
        <text:list-item>
          <text:p text:style-name="P76">Improved 4</text:p>
        </text:list-item>
        <text:list-item>
          <text:p text:style-name="P76">Did not change 3</text:p>
        </text:list-item>
        <text:list-item>
          <text:p text:style-name="P76">Worsened 2</text:p>
        </text:list-item>
        <text:list-item>
          <text:p text:style-name="P76">Significantly worsened 1</text:p>
        </text:list-item>
        <text:list-item>
          <text:p text:style-name="P76">Not applicable 8 Hard to say 9</text:p>
        </text:list-item>
      </text:list>
      <text:h text:style-name="Heading_20_2" text:outline-level="2">How did you family’s following expenses change since the year 2010?</text:h>
      <text:p text:style-name="First_20_paragraph"><text:span text:style-name="T149">Scale</text:span><text:span text:style-name="T150">:</text:span></text:p>
      <text:p text:style-name="Text_20_body">| Decreased | No change | Increased | No such expense | hard to say | | ---- | ----- | ---- | ----- | --- | | 1 | 2 | 3 | 8 | 9 |</text:p>
      <text:list text:style-name="L76">
        <text:list-item>
          <text:p text:style-name="P77">Purchase of medical services, drugs</text:p>
        </text:list-item>
        <text:list-item>
          <text:p text:style-name="P77">Food</text:p>
        </text:list-item>
        <text:list-item>
          <text:p text:style-name="P77">Hobbies</text:p>
        </text:list-item>
        <text:list-item>
          <text:p text:style-name="P77">Travel</text:p>
        </text:list-item>
        <text:list-item>
          <text:p text:style-name="P77">Big buys such as real estate or a car</text:p>
        </text:list-item>
        <text:list-item>
          <text:p text:style-name="P77">Small buys such as clothes</text:p>
        </text:list-item>
        <text:list-item>
          <text:p text:style-name="P77">Children’s education</text:p>
        </text:list-item>
        <text:list-item>
          <text:p text:style-name="P77">Communal payments</text:p>
        </text:list-item>
        <text:list-item>
          <text:p text:style-name="P77">Tax payment</text:p>
        </text:list-item>
      </text:list>
      <text:h text:style-name="Heading_20_2" text:outline-level="2">What are your expectations? How would your well-being change in the next three years?</text:h>
      <text:list text:style-name="L77">
        <text:list-item>
          <text:p text:style-name="P78">Significantly improve 5</text:p>
        </text:list-item>
        <text:list-item>
          <text:p text:style-name="P78">Somewhat improve 4</text:p>
        </text:list-item>
        <text:list-item>
          <text:p text:style-name="P78">Will not change 3</text:p>
        </text:list-item>
        <text:list-item>
          <text:p text:style-name="P78">Somewhat worsen 2</text:p>
        </text:list-item>
        <text:list-item>
          <text:p text:style-name="P78">Significantly worsen 1</text:p>
        </text:list-item>
        <text:list-item>
          <text:p text:style-name="P78">Hard to say 9</text:p>
        </text:list-item>
      </text:list>
      <text:h text:style-name="Heading_20_2" text:outline-level="2">Do you own or are you renting your current apartment?</text:h>
      <text:list text:style-name="L78">
        <text:list-item>
          <text:p text:style-name="P79">own</text:p>
        </text:list-item>
        <text:list-item>
          <text:p text:style-name="P79">rent</text:p>
        </text:list-item>
        <text:list-item>
          <text:p text:style-name="P79">other, what? ________________</text:p>
        </text:list-item>
      </text:list>
      <text:h text:style-name="Heading_20_2" text:outline-level="2">What are home conditions at the place where you are living permanently? Choose one option of the listed below.</text:h>
      <text:list text:style-name="L79">
        <text:list-item>
          <text:p text:style-name="P80">Detached house</text:p>
        </text:list-item>
        <text:list-item>
          <text:p text:style-name="P80">Block of flats</text:p>
        </text:list-item>
        <text:list-item>
          <text:p text:style-name="P80">Communal apartment</text:p>
        </text:list-item>
        <text:list-item>
          <text:p text:style-name="P80">Shared room in a dormitory</text:p>
        </text:list-item>
        <text:list-item>
          <text:p text:style-name="P80">One or several rooms in a barrack</text:p>
        </text:list-item>
        <text:list-item>
          <text:p text:style-name="P80">Other</text:p>
        </text:list-item>
      </text:list>
      <text:h text:style-name="Heading_20_2" text:outline-level="2">Number of square meters?</text:h>
      <text:h text:style-name="Heading_20_2" text:outline-level="2">What health care facilities and services do you and other members of your family use? Comment by Mikhail Chernysh. It is a mighty good quesiton, but at present it looks like a double barrel. "You and other members of the family" might mean very different healing strategies. A possible alternative: 1) did you recieve any medical care in the last 12 months. In what way did you get medical care?</text:h>
      <text:p text:style-name="First_20_paragraph"><text:span text:style-name="T151">scale</text:span><text:span text:style-name="T152">:</text:span></text:p>
      <text:p text:style-name="Text_20_body">| Yes | No | | -- | ---- | | 1 | 2 |</text:p>
      <text:list text:style-name="L80">
        <text:list-item>
          <text:p text:style-name="P81">state/public polyclinic, hospital</text:p>
        </text:list-item>
        <text:list-item>
          <text:p text:style-name="P81">at work</text:p>
        </text:list-item>
        <text:list-item>
          <text:p text:style-name="P81">private clinic, specialists</text:p>
        </text:list-item>
        <text:list-item>
          <text:p text:style-name="P81">INGO (non-state, non-commercial) health facilities<text:line-break/></text:p>
        </text:list-item>
        <text:list-item>
          <text:p text:style-name="P81">alternative/traditional healer</text:p>
        </text:list-item>
      </text:list>
      <text:h text:style-name="Heading_20_2" text:outline-level="2">Do you and members of your family have access to the medical services you need? If not, why do you or family members not get or complete needed treatments? Comment by MIkhail Chernysh: I guess at present its is a double barrel. There is one more complication: most Russians do not know whether they have access to medical care or not unless they develop a need for it. The concepts might be quite hazy in the minds of the Russians.</text:h>
      <text:p text:style-name="First_20_paragraph"><text:span text:style-name="T153">Scale</text:span><text:span text:style-name="T154">:</text:span></text:p>
      <text:p text:style-name="Text_20_body">| Completely agree | Agree | Not agree nor disagree | Disagree | Completely disagree | Not applicaple | | ---- | ---- | ---- | ---- | ---- | ---- | | 1 | 2 | 3 | 4 | 5 | 9 |</text:p>
      <text:list text:style-name="L81">
        <text:list-item>
          <text:p text:style-name="P82">services cost too much</text:p>
        </text:list-item>
        <text:list-item>
          <text:p text:style-name="P82">medicines cost too much</text:p>
        </text:list-item>
        <text:list-item>
          <text:p text:style-name="P82">specialists are not available</text:p>
        </text:list-item>
        <text:list-item>
          <text:p text:style-name="P82">I don't have the right connections or networks</text:p>
        </text:list-item>
        <text:list-item>
          <text:p text:style-name="P82">clinics/hospital are too far away from home and work</text:p>
        </text:list-item>
        <text:list-item>
          <text:p text:style-name="P82">no medical insurance</text:p>
        </text:list-item>
      </text:list>
      <text:h text:style-name="Heading_20_2" text:outline-level="2">How do you and your family cope with lack of needed medical care?</text:h>
      <text:p text:style-name="First_20_paragraph"><text:span text:style-name="T155">scale</text:span><text:span text:style-name="T156">:</text:span></text:p>
      <text:p text:style-name="Text_20_body">| Yes | No | | -- | ---- | | 1 | 2 |</text:p>
      <text:list text:style-name="L82">
        <text:list-item>
          <text:p text:style-name="P83">rely on self-treatment, family or friends</text:p>
        </text:list-item>
        <text:list-item>
          <text:p text:style-name="P83">rely on newspapers, tv or the internet for advice</text:p>
        </text:list-item>
        <text:list-item>
          <text:p text:style-name="P83">travel to cities/facilities that have necessary services</text:p>
        </text:list-item>
        <text:list-item>
          <text:p text:style-name="P83">turn to local government/ elected leaders to improve health care</text:p>
        </text:list-item>
        <text:list-item>
          <text:p text:style-name="P83">other</text:p>
        </text:list-item>
      </text:list>
      <text:h text:style-name="Heading_20_1" text:outline-level="1">Information and media</text:h>
      <text:h text:style-name="Heading_20_2" text:outline-level="2">Have you access to internet</text:h>
      <text:list text:style-name="L83">
        <text:list-item>
          <text:p text:style-name="P84">Yes</text:p>
        </text:list-item>
        <text:list-item>
          <text:p text:style-name="P84">No</text:p>
        </text:list-item>
      </text:list>
      <text:h text:style-name="Heading_20_2" text:outline-level="2">What do you use internet for?</text:h>
      <text:p text:style-name="First_20_paragraph"><text:span text:style-name="T157">scale</text:span><text:span text:style-name="T158">:</text:span></text:p>
      <text:p text:style-name="Text_20_body">| daily | few times a week | weekly | monthly | not at all | not applicaple | | ------ | ------ | ------ | ------ | ------ | ------ | | 5 | 4 | 3 | 2 | 1 | 9 |</text:p>
      <text:list text:style-name="L84">
        <text:list-item>
          <text:p text:style-name="P85">paying bills</text:p>
        </text:list-item>
        <text:list-item>
          <text:p text:style-name="P85">dealing with authorities</text:p>
        </text:list-item>
        <text:list-item>
          <text:p text:style-name="P85">entertainment</text:p>
        </text:list-item>
        <text:list-item>
          <text:p text:style-name="P85">reading newspapers &amp; watching news</text:p>
        </text:list-item>
        <text:list-item>
          <text:p text:style-name="P85">searching information through yandex/google</text:p>
        </text:list-item>
        <text:list-item>
          <text:p text:style-name="P85">emailing, video calls, chatting</text:p>
        </text:list-item>
        <text:list-item>
          <text:p text:style-name="P85">facebook</text:p>
        </text:list-item>
        <text:list-item>
          <text:p text:style-name="P85">vkontakte</text:p>
        </text:list-item>
        <text:list-item>
          <text:p text:style-name="P85">twitter</text:p>
        </text:list-item>
        <text:list-item>
          <text:p text:style-name="P85">live journal</text:p>
        </text:list-item>
      </text:list>
      <text:h text:style-name="Heading_20_2" text:outline-level="2">What do you use your smart phone for?</text:h>
      <text:p text:style-name="First_20_paragraph">| daily | few times a week | weekly | monthly | not at all | not applicaple | | ------ | ------ | ------ | ------ | ------ | ------ | | 5 | 4 | 3 | 2 | 1 | 9 |</text:p>
      <text:list text:style-name="L85">
        <text:list-item>
          <text:p text:style-name="P86">making phone calls</text:p>
        </text:list-item>
        <text:list-item>
          <text:p text:style-name="P86">taking photos</text:p>
        </text:list-item>
        <text:list-item>
          <text:p text:style-name="P86">listening to music</text:p>
        </text:list-item>
        <text:list-item>
          <text:p text:style-name="P86">watching movies</text:p>
        </text:list-item>
        <text:list-item>
          <text:p text:style-name="P86">reading books</text:p>
        </text:list-item>
        <text:list-item>
          <text:p text:style-name="P86">sending messages</text:p>
        </text:list-item>
        <text:list-item>
          <text:p text:style-name="P86">facebooking</text:p>
        </text:list-item>
        <text:list-item>
          <text:p text:style-name="P86">using it as a navigator</text:p>
        </text:list-item>
      </text:list>
      <text:h text:style-name="Heading_20_2" text:outline-level="2">Do you regularly read newspapers? Comment by Mikhail Chernysh: what do we mean by regularly? Once a month, would it be regularly?</text:h>
      <text:list text:style-name="L86">
        <text:list-item>
          <text:p text:style-name="P87">Yes</text:p>
        </text:list-item>
        <text:list-item>
          <text:p text:style-name="P87">No</text:p>
        </text:list-item>
      </text:list>
      <text:h text:style-name="Heading_20_2" text:outline-level="2">What newspapers did you read last week? Please list all the daily and weekly newspapers that you read including local and central ones, as well as ordinary printed and Internet-newspapers.. Comment by Mikhail Chernysh: well, Jukko, what do we do with the question? The questions splits into thousand local options? How do we code them?</text:h>
      <text:list text:style-name="L87">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59">scale</text:span><text:span text:style-name="T160">:</text:span></text:p>
      <text:p text:style-name="Text_20_body">| Very important | Important | A little bit important | Not important | No such source | hard to say | | ---- | ---- | ---- | ---- | ---- | ---- | | 3 | 2 | 1 | 0 | 8 | 9 |</text:p>
      <text:list text:style-name="L88">
        <text:list-item>
          <text:p text:style-name="P89">Newspapers became too expensive</text:p>
        </text:list-item>
        <text:list-item>
          <text:p text:style-name="P89">Things they write about are not interesting for me</text:p>
        </text:list-item>
        <text:list-item>
          <text:p text:style-name="P89">TV is enough for me</text:p>
        </text:list-item>
        <text:list-item>
          <text:p text:style-name="P89">Radio is enough for me</text:p>
        </text:list-item>
        <text:list-item>
          <text:p text:style-name="P89">Internet is enough for me</text:p>
        </text:list-item>
        <text:list-item>
          <text:p text:style-name="P89">Free-distributed press is enough for me</text:p>
        </text:list-item>
        <text:list-item>
          <text:p text:style-name="P89">Weeklies or monthlies are enough for me</text:p>
        </text:list-item>
        <text:list-item>
          <text:p text:style-name="P89">Newspapers are badly delivered</text:p>
        </text:list-item>
        <text:list-item>
          <text:p text:style-name="P89">Newspapers are stolen from my post box</text:p>
        </text:list-item>
        <text:list-item>
          <text:p text:style-name="P89">I have not time for this</text:p>
        </text:list-item>
        <text:list-item>
          <text:p text:style-name="P89">They do not have information that I need</text:p>
        </text:list-item>
        <text:list-item>
          <text:p text:style-name="P89">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89">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 Comment by MIkhail Chernysh: dear colleagues, the answer to this question is ready. Three national channels, plus STS.</text:h>
      <text:list text:style-name="L90">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 Radio stations, there are thousands of them across Russia. What do we do with the data?</text:h>
      <text:list text:style-name="L91">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61">scale</text:span><text:span text:style-name="T162">:</text:span></text:p>
      <text:p text:style-name="Text_20_body">| TV | Radio | Newspapers | Magazines | Internet | Experience | Do not get | | --- | --- | --- | --- | --- | --- | --- | | 1 | 2 | 3 | 4 | 5 | 6 | 9 |</text:p>
      <text:list text:style-name="L92">
        <text:list-item>
          <text:p text:style-name="P93">Political life in Russia</text:p>
        </text:list-item>
        <text:list-item>
          <text:p text:style-name="P93">Russian economy</text:p>
        </text:list-item>
        <text:list-item>
          <text:p text:style-name="P93">Mood in society</text:p>
        </text:list-item>
        <text:list-item>
          <text:p text:style-name="P93">Events in the Caucasus</text:p>
        </text:list-item>
        <text:list-item>
          <text:p text:style-name="P93">Political life in your region</text:p>
        </text:list-item>
        <text:list-item>
          <text:p text:style-name="P93">State of regional economy</text:p>
        </text:list-item>
        <text:list-item>
          <text:p text:style-name="P93">Work done by regional administration</text:p>
        </text:list-item>
        <text:list-item>
          <text:p text:style-name="P93">Work done by city or village administration</text:p>
        </text:list-item>
        <text:list-item>
          <text:p text:style-name="P93">Events in the world 10 .Sports, outcome of competitions</text:p>
        </text:list-item>
        <text:list-item>
          <text:p text:style-name="P93">Cultural events</text:p>
        </text:list-item>
        <text:list-item>
          <text:p text:style-name="P93">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63">scale</text:span><text:span text:style-name="T164">:</text:span></text:p>
      <text:p text:style-name="Text_20_body">| Yes | No | | ---- | ---- | | 1 | 2 |</text:p>
      <text:list text:style-name="L93">
        <text:list-item>
          <text:p text:style-name="P94">Signed a petition or an address</text:p>
        </text:list-item>
        <text:list-item>
          <text:p text:style-name="P94">Participated in congresses or conferences of public organizations</text:p>
        </text:list-item>
        <text:list-item>
          <text:p text:style-name="P94">Took part in strikes</text:p>
        </text:list-item>
        <text:list-item>
          <text:p text:style-name="P94">Participated in demonstrations or marches of protest</text:p>
        </text:list-item>
        <text:list-item>
          <text:p text:style-name="P94">Took part in rallies</text:p>
        </text:list-item>
        <text:list-item>
          <text:p text:style-name="P94">Wrote a letter to a newspaper</text:p>
        </text:list-item>
        <text:list-item>
          <text:p text:style-name="P94">Took part in an electoral campaign in the team of a candidate</text:p>
        </text:list-item>
        <text:list-item>
          <text:p text:style-name="P94">Voted in local elections</text:p>
        </text:list-item>
      </text:list>
      <text:h text:style-name="Heading_20_2" text:outline-level="2">Are you a member of a political party or a social organisation? In some cases, memebership is not important. Those who took part in the protests were not members of any political organizaitons.</text:h>
      <text:list text:style-name="L94">
        <text:list-item>
          <text:p text:style-name="P95">Yes 1 [go to question XX]</text:p>
        </text:list-item>
        <text:list-item>
          <text:p text:style-name="P95">No 2 [go to question XX]</text:p>
        </text:list-item>
      </text:list>
      <text:h text:style-name="Heading_20_2" text:outline-level="2">What is the name of that political party or a social organisation?</text:h>
      <text:list text:style-name="L95">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65">scale</text:span><text:span text:style-name="T166">:</text:span></text:p>
      <text:p text:style-name="Text_20_body">| Participate | Formally belong, but do not participate | Do not belong, and do not participate| | ----- | --- | ----| | 1 | 2 | 3 |</text:p>
      <text:list text:style-name="L96">
        <text:list-item>
          <text:p text:style-name="P97">Charity</text:p>
        </text:list-item>
        <text:list-item>
          <text:p text:style-name="P97">Religious</text:p>
        </text:list-item>
        <text:list-item>
          <text:p text:style-name="P97">Cultural, artist, organizations and groups</text:p>
        </text:list-item>
        <text:list-item>
          <text:p text:style-name="P97">Trade Unions</text:p>
        </text:list-item>
        <text:list-item>
          <text:p text:style-name="P97">Political parties</text:p>
        </text:list-item>
        <text:list-item>
          <text:p text:style-name="P97">Organisations in protection of minorities</text:p>
        </text:list-item>
        <text:list-item>
          <text:p text:style-name="P97">Environmental organization</text:p>
        </text:list-item>
        <text:list-item>
          <text:p text:style-name="P97">youth organizations (clubs)</text:p>
        </text:list-item>
        <text:list-item>
          <text:p text:style-name="P97">Women’s organizations (clubs)</text:p>
        </text:list-item>
        <text:list-item>
          <text:p text:style-name="P97">Veterans or pensioners organization</text:p>
        </text:list-item>
        <text:list-item>
          <text:p text:style-name="P97">Disabled organization</text:p>
        </text:list-item>
        <text:list-item>
          <text:p text:style-name="P97">Sport clubs, associations</text:p>
        </text:list-item>
        <text:list-item>
          <text:p text:style-name="P97">Consumer organizations</text:p>
        </text:list-item>
        <text:list-item>
          <text:p text:style-name="P97">Formal or informal councils of residents or yard councils</text:p>
        </text:list-item>
        <text:list-item>
          <text:p text:style-name="P97">Hobby clubs (fishing, hunting)</text:p>
        </text:list-item>
        <text:list-item>
          <text:p text:style-name="P97">other clubs of organizations (specify ___________)</text:p>
        </text:list-item>
      </text:list>
      <text:h text:style-name="Heading_20_2" text:outline-level="2">To what extent do you trust the following authorities, public organizations or groups?</text:h>
      <text:p text:style-name="First_20_paragraph"><text:span text:style-name="T167">scale</text:span><text:span text:style-name="T168">:</text:span></text:p>
      <text:p text:style-name="Text_20_body">| Fully trust | Mainly trust | Partially | Mainly distrust | Completely distrust | Hard to say | | ----- | ---- | ----- | ---- | ---- | ---- | | 5 | 4 | 3 | 2 | 1 | 9 |</text:p>
      <text:list text:style-name="L97">
        <text:list-item>
          <text:p text:style-name="P98">Council of the Federation</text:p>
        </text:list-item>
        <text:list-item>
          <text:p text:style-name="P98">State Duma</text:p>
        </text:list-item>
        <text:list-item>
          <text:p text:style-name="P98">President of Russia</text:p>
        </text:list-item>
        <text:list-item>
          <text:p text:style-name="P98">Government of Russia</text:p>
        </text:list-item>
        <text:list-item>
          <text:p text:style-name="P98">Regional administration</text:p>
        </text:list-item>
        <text:list-item>
          <text:p text:style-name="P98">Municipal, village administration</text:p>
        </text:list-item>
        <text:list-item>
          <text:p text:style-name="P98">Russian orthodox church</text:p>
        </text:list-item>
        <text:list-item>
          <text:p text:style-name="P98">Army</text:p>
        </text:list-item>
        <text:list-item>
          <text:p text:style-name="P98">Courts</text:p>
        </text:list-item>
        <text:list-item>
          <text:p text:style-name="P98">Polyclinics/ hospitals</text:p>
        </text:list-item>
        <text:list-item>
          <text:p text:style-name="P98">Police</text:p>
        </text:list-item>
        <text:list-item>
          <text:p text:style-name="P98">Trade unions</text:p>
        </text:list-item>
        <text:list-item>
          <text:p text:style-name="P98">non-government organizations (общественные/некоммеческие/негосударственные организации?)</text:p>
        </text:list-item>
        <text:list-item>
          <text:p text:style-name="P98">Television</text:p>
        </text:list-item>
        <text:list-item>
          <text:p text:style-name="P98">Newspapers</text:p>
        </text:list-item>
        <text:list-item>
          <text:p text:style-name="P98">Banks</text:p>
        </text:list-item>
        <text:list-item>
          <text:p text:style-name="P98">Entrepreneurs</text:p>
        </text:list-item>
        <text:list-item>
          <text:p text:style-name="P98">Your sources of information in internet</text:p>
        </text:list-item>
      </text:list>
      <text:h text:style-name="Heading_20_2" text:outline-level="2">Generally speaking, would you say that people can be trusted or distrusted?</text:h>
      <text:list text:style-name="L98">
        <text:list-item>
          <text:p text:style-name="P99">People can always be trusted</text:p>
        </text:list-item>
        <text:list-item>
          <text:p text:style-name="P99">Most people can be trusted most of the time</text:p>
        </text:list-item>
        <text:list-item>
          <text:p text:style-name="P99">Some can be trusted, some cannot</text:p>
        </text:list-item>
        <text:list-item>
          <text:p text:style-name="P99">Most of the people cannot be trusted</text:p>
        </text:list-item>
        <text:list-item>
          <text:p text:style-name="P99">You can't trust people</text:p>
        </text:list-item>
        <text:list-item>
          <text:p text:style-name="P99">Can’t choose</text:p>
        </text:list-item>
      </text:list>
      <text:h text:style-name="Heading_20_2" text:outline-level="2">In general, how satisfied you are in</text:h>
      <text:p text:style-name="First_20_paragraph"><text:span text:style-name="T169">Scale</text:span><text:span text:style-name="T170">:</text:span></text:p>
      <text:p text:style-name="Text_20_body">| Completely satisfied | satisfied | Not satisfied nor unsatisfied | unsatisfied | Completely unsatisfied | Not applicaple | | ---- | ---- | ---- | ---- | ---- | ---- | | 1 | 2 | 3 | 4 | 5 | 9 |</text:p>
      <text:list text:style-name="L99">
        <text:list-item>
          <text:p text:style-name="P100">the health care?</text:p>
        </text:list-item>
        <text:list-item>
          <text:p text:style-name="P100">educational system ?</text:p>
        </text:list-item>
        <text:list-item>
          <text:p text:style-name="P100">social services or social support?</text:p>
        </text:list-item>
        <text:list-item>
          <text:p text:style-name="P100">the way in which the government takes care of its duties?</text:p>
        </text:list-item>
        <text:list-item>
          <text:p text:style-name="P100">the way in which the Duma takes care of its duties?</text:p>
        </text:list-item>
        <text:list-item>
          <text:p text:style-name="P100">the way in which the President takes care of its duties?</text:p>
        </text:list-item>
        <text:list-item>
          <text:p text:style-name="P100">how politicians functions in Russia?</text:p>
        </text:list-item>
      </text:list>
      <text:h text:style-name="Heading_20_2" text:outline-level="2">Do you agree or disagree with following statements?</text:h>
      <text:p text:style-name="First_20_paragraph"><text:span text:style-name="T171">Scale</text:span><text:span text:style-name="T172">:</text:span></text:p>
      <text:p text:style-name="Text_20_body">| Completely agree | Agree | Not agree nor disagree | Disagree | Completely disagree | Not applicaple | | ---- | ---- | ---- | ---- | ---- | ---- | | 1 | 2 | 3 | 4 | 5 | 9 |</text:p>
      <text:list text:style-name="L100">
        <text:list-item>
          <text:p text:style-name="P101">Income differences are too large in this country</text:p>
        </text:list-item>
        <text:list-item>
          <text:p text:style-name="P101">The government should provide decent standard of living for unemployed</text:p>
        </text:list-item>
        <text:list-item>
          <text:p text:style-name="P101">The government should spend less on benefits for the poor</text:p>
        </text:list-item>
        <text:list-item>
          <text:p text:style-name="P101">People should take more care of themselves</text:p>
        </text:list-item>
        <text:list-item>
          <text:p text:style-name="P101">People like me cannot influence what the government does</text:p>
        </text:list-item>
        <text:list-item>
          <text:p text:style-name="P101">Business should have more influence on how things are developing in society</text:p>
        </text:list-item>
        <text:list-item>
          <text:p text:style-name="P101">Interesting job is more important than money</text:p>
        </text:list-item>
        <text:list-item>
          <text:p text:style-name="P101">Country can only develope if it has good institutions like just courts and honest police</text:p>
        </text:list-item>
        <text:list-item>
          <text:p text:style-name="P101">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73">Scale</text:span><text:span text:style-name="T174">:</text:span></text:p>
      <text:p text:style-name="Text_20_body">| Completely agree | Agree | Not agree nor disagree | Disagree | Completely disagree | Not applicaple | | ---- | ---- | ---- | ---- | ---- | ---- | | 1 | 2 | 3 | 4 | 5 | 9 |</text:p>
      <text:list text:style-name="L101">
        <text:list-item>
          <text:p text:style-name="P102">Because they have been unlucky</text:p>
        </text:list-item>
        <text:list-item>
          <text:p text:style-name="P102">Because of laziness and lack of willpower</text:p>
        </text:list-item>
        <text:list-item>
          <text:p text:style-name="P102">Because of injustice in our society</text:p>
        </text:list-item>
        <text:list-item>
          <text:p text:style-name="P102">It is an inevitable part of modern life</text:p>
        </text:list-item>
      </text:list>
      <text:h text:style-name="Heading_20_2" text:outline-level="2">Do you believe that your salary/earnings are just?</text:h>
      <text:list text:style-name="L102">
        <text:list-item>
          <text:p text:style-name="P103">Yes, they pay me a just salary 1 [TO QUESTION XX]</text:p>
        </text:list-item>
        <text:list-item>
          <text:p text:style-name="P103">No, they pay me an unjust salary 2 [TO QUESTION XX]</text:p>
        </text:list-item>
        <text:list-item>
          <text:p text:style-name="P103">NOT RELEVANT 8 [TO QUESTION XX]</text:p>
        </text:list-item>
        <text:list-item>
          <text:p text:style-name="P103">HARD TO SAY 9 [TO QUESTION XX]</text:p>
        </text:list-item>
      </text:list>
      <text:h text:style-name="Heading_20_2" text:outline-level="2">Which of the following makes you think that your salary/wages are just?</text:h>
      <text:p text:style-name="First_20_paragraph"><text:span text:style-name="T175">Scale</text:span><text:span text:style-name="T176">:</text:span></text:p>
      <text:p text:style-name="Text_20_body">| Yes | No | NOT RELEVANT | | --- | ---- | ---- | | 1 | 2 | 9 |</text:p>
      <text:list text:style-name="L103">
        <text:list-item>
          <text:p text:style-name="P104">My salary corresponds to the volume of work that I do</text:p>
        </text:list-item>
        <text:list-item>
          <text:p text:style-name="P104">They account for my skills, experience</text:p>
        </text:list-item>
        <text:list-item>
          <text:p text:style-name="P104">They account for the responsibility that I bear</text:p>
        </text:list-item>
        <text:list-item>
          <text:p text:style-name="P104">My earnings reflect my place in management</text:p>
        </text:list-item>
        <text:list-item>
          <text:p text:style-name="P104">They account for overwork that I do</text:p>
        </text:list-item>
        <text:list-item>
          <text:p text:style-name="P104">The payment takes into account my zeal, my diligence</text:p>
        </text:list-item>
        <text:list-item>
          <text:p text:style-name="P104">The payment accounts for the work conditions at my workplace</text:p>
        </text:list-item>
        <text:list-item>
          <text:p text:style-name="P104">On my enterprise other workers with a job like mine get the same salary</text:p>
        </text:list-item>
        <text:list-item>
          <text:p text:style-name="P104">Other enterprises pay the same salary</text:p>
        </text:list-item>
        <text:list-item>
          <text:p text:style-name="P104">My salary is similar to the salary of workers in other countries doing a job like mine</text:p>
        </text:list-item>
        <text:list-item>
          <text:p text:style-name="P104">My salary shows that the enterprise management respects employees</text:p>
        </text:list-item>
        <text:list-item>
          <text:p text:style-name="P104">The enterprise is in such condition that one cannot count on a higher salary</text:p>
        </text:list-item>
        <text:list-item>
          <text:p text:style-name="P104">My salary is good enough to lead a normal, decent life</text:p>
        </text:list-item>
        <text:list-item>
          <text:p text:style-name="P104">I regard my salary is good enough anyway</text:p>
        </text:list-item>
      </text:list>
      <text:h text:style-name="Heading_20_2" text:outline-level="2">Which of the following makes you think so?</text:h>
      <text:p text:style-name="First_20_paragraph"><text:span text:style-name="T177">Scale</text:span><text:span text:style-name="T178">:</text:span></text:p>
      <text:p text:style-name="Text_20_body">| Yes | No | NOT RELEVANT | | --- | ---- | ---- | | 1 | 2 | 9 |</text:p>
      <text:list text:style-name="L104">
        <text:list-item>
          <text:p text:style-name="P105">My salary is too small for the amount of work that I do</text:p>
        </text:list-item>
        <text:list-item>
          <text:p text:style-name="P105">My salary does not account for my skills, experience</text:p>
        </text:list-item>
        <text:list-item>
          <text:p text:style-name="P105">My salary does not take into account the responsibility that I bear at my workplace</text:p>
        </text:list-item>
        <text:list-item>
          <text:p text:style-name="P105">My salary does not account for my managerial functions</text:p>
        </text:list-item>
        <text:list-item>
          <text:p text:style-name="P105">My salary does not account for the overwork that I do</text:p>
        </text:list-item>
        <text:list-item>
          <text:p text:style-name="P105">The salary is too low for a worker of my zeal and diligence</text:p>
        </text:list-item>
        <text:list-item>
          <text:p text:style-name="P105">The salary is too low for the work conditions at my workplace</text:p>
        </text:list-item>
        <text:list-item>
          <text:p text:style-name="P105">Managers mistreat me, show me no respect</text:p>
        </text:list-item>
        <text:list-item>
          <text:p text:style-name="P105">Other workers at my enterprise in similar positions get higher wages</text:p>
        </text:list-item>
        <text:list-item>
          <text:p text:style-name="P105">I know that other enterprises pay more for a job like mine</text:p>
        </text:list-item>
        <text:list-item>
          <text:p text:style-name="P105">I know that in other countries they pay more for a job like mine</text:p>
        </text:list-item>
        <text:list-item>
          <text:p text:style-name="P105">Owners of the enterprise get wealthy and pay a pittance to me as a salary</text:p>
        </text:list-item>
        <text:list-item>
          <text:p text:style-name="P105">My salary is not good enough to lead a normal decent life</text:p>
        </text:list-item>
        <text:list-item>
          <text:p text:style-name="P105">I believe that such a salary is demeaning</text:p>
        </text:list-item>
      </text:list>
      <text:h text:style-name="Heading_20_2" text:outline-level="2">In your opinion why is your salary so low ? Choose no more than two options from the list</text:h>
      <text:list text:style-name="L105">
        <text:list-item>
          <text:p text:style-name="P106">Other workers like me who try to get an advantage over their colleagues 1</text:p>
        </text:list-item>
        <text:list-item>
          <text:p text:style-name="P106">My immediate higher-ups 2</text:p>
        </text:list-item>
        <text:list-item>
          <text:p text:style-name="P106">The top managers of the enterprise where I work 3</text:p>
        </text:list-item>
        <text:list-item>
          <text:p text:style-name="P106">Owners of the enterprise 4</text:p>
        </text:list-item>
        <text:list-item>
          <text:p text:style-name="P106">State bureaucrats 5</text:p>
        </text:list-item>
        <text:list-item>
          <text:p text:style-name="P106">Such is the state of economy 6</text:p>
        </text:list-item>
        <text:list-item>
          <text:p text:style-name="P106">The country’s tradition to underpay workers 7</text:p>
        </text:list-item>
        <text:list-item>
          <text:p text:style-name="P106">Bad laws, rules and norms that regulate the labor payment 8</text:p>
        </text:list-item>
        <text:list-item>
          <text:p text:style-name="P106">I myself 9</text:p>
        </text:list-item>
        <text:list-item>
          <text:p text:style-name="P106">Migrants who agreed to pay for low wages 10</text:p>
        </text:list-item>
        <text:list-item>
          <text:p text:style-name="P106">OTHER (WHAT?) 88</text:p>
        </text:list-item>
        <text:list-item>
          <text:p text:style-name="P106">HARD TO SAY 99</text:p>
        </text:list-item>
      </text:list>
      <text:h text:style-name="Heading_20_2" text:outline-level="2">Let talk for a moment about the country as a whole. How often do you think the following conditions must influence the salary level in our country?</text:h>
      <text:p text:style-name="First_20_paragraph">| Must always | influence | As a rule must influence | Sometimes must, sometimes must not | As a rule must not influence | Must never influence | HARD TO SAY | | --- | --- | --- | --- | ---- | --- | | 5 | 4 | 3 | 2 | 1 | 9 |</text:p>
      <text:list text:style-name="L106">
        <text:list-item>
          <text:p text:style-name="P107">Level of education</text:p>
        </text:list-item>
        <text:list-item>
          <text:p text:style-name="P107">Labor conditions</text:p>
        </text:list-item>
        <text:list-item>
          <text:p text:style-name="P107">Hard work, work zeal</text:p>
        </text:list-item>
        <text:list-item>
          <text:p text:style-name="P107">An ability to do one’s work well</text:p>
        </text:list-item>
        <text:list-item>
          <text:p text:style-name="P107">Skills, professionalism</text:p>
        </text:list-item>
        <text:list-item>
          <text:p text:style-name="P107">Responsible attitude to work</text:p>
        </text:list-item>
        <text:list-item>
          <text:p text:style-name="P107">Seniority at work</text:p>
        </text:list-item>
        <text:list-item>
          <text:p text:style-name="P107">Gender</text:p>
        </text:list-item>
        <text:list-item>
          <text:p text:style-name="P107">Input into the work of the work collective</text:p>
        </text:list-item>
        <text:list-item>
          <text:p text:style-name="P107">Useful connections</text:p>
        </text:list-item>
        <text:list-item>
          <text:p text:style-name="P107">Managerial positions</text:p>
        </text:list-item>
        <text:list-item>
          <text:p text:style-name="P107">Ability to do business</text:p>
        </text:list-item>
      </text:list>
      <text:h text:style-name="Heading_20_2" text:outline-level="2">And on what does the salary level depends on at present? Evaluate the influence of each condition using the same scale.</text:h>
      <text:p text:style-name="First_20_paragraph">| Must always | influence | As a rule must influence | Sometimes must, sometimes must not | As a rule must not influence | Must never influence | HARD TO SAY | | --- | --- | --- | --- | ---- | --- | | 5 | 4 | 3 | 2 | 1 | 9 |</text:p>
      <text:list text:style-name="L107">
        <text:list-item>
          <text:p text:style-name="P108">Level of education</text:p>
        </text:list-item>
        <text:list-item>
          <text:p text:style-name="P108">Labor conditions</text:p>
        </text:list-item>
        <text:list-item>
          <text:p text:style-name="P108">Hard work, work zeal</text:p>
        </text:list-item>
        <text:list-item>
          <text:p text:style-name="P108">An ability to do one’s work well</text:p>
        </text:list-item>
        <text:list-item>
          <text:p text:style-name="P108">Skills, professionalism</text:p>
        </text:list-item>
        <text:list-item>
          <text:p text:style-name="P108">Responsible attitude to work</text:p>
        </text:list-item>
        <text:list-item>
          <text:p text:style-name="P108">Seniority at work</text:p>
        </text:list-item>
        <text:list-item>
          <text:p text:style-name="P108">Gender</text:p>
        </text:list-item>
        <text:list-item>
          <text:p text:style-name="P108">Input into the work of the work collective</text:p>
        </text:list-item>
        <text:list-item>
          <text:p text:style-name="P108">Useful connections</text:p>
        </text:list-item>
        <text:list-item>
          <text:p text:style-name="P108">Managerial positions</text:p>
        </text:list-item>
        <text:list-item>
          <text:p text:style-name="P108">Ability to do business</text:p>
        </text:list-item>
      </text:list>
      <text:h text:style-name="Heading_20_1" text:outline-level="1">Values and convictions</text:h>
      <text:h text:style-name="Heading_20_2" text:outline-level="2">Are you a believing person?</text:h>
      <text:list text:style-name="L108">
        <text:list-item>
          <text:p text:style-name="P109">Yes</text:p>
        </text:list-item>
        <text:list-item>
          <text:p text:style-name="P109">No</text:p>
        </text:list-item>
      </text:list>
      <text:h text:style-name="Heading_20_2" text:outline-level="2">To which confession do you belong?</text:h>
      <text:list text:style-name="L109">
        <text:list-item>
          <text:p text:style-name="P110">Orthodox</text:p>
        </text:list-item>
        <text:list-item>
          <text:p text:style-name="P110">Islam</text:p>
        </text:list-item>
        <text:list-item>
          <text:p text:style-name="P110">Protestantism</text:p>
        </text:list-item>
        <text:list-item>
          <text:p text:style-name="P110">Catholism</text:p>
        </text:list-item>
        <text:list-item>
          <text:p text:style-name="P110">Baptism</text:p>
        </text:list-item>
        <text:list-item>
          <text:p text:style-name="P110">Jewish<text:line-break/></text:p>
        </text:list-item>
        <text:list-item>
          <text:p text:style-name="P110">Buddism<text:line-break/></text:p>
        </text:list-item>
        <text:list-item>
          <text:p text:style-name="P110">Krishanism</text:p>
        </text:list-item>
        <text:list-item>
          <text:p text:style-name="P110">I believe in God but do not identify as a specific religion 10.Atheism<text:line-break/></text:p>
        </text:list-item>
        <text:list-item>
          <text:p text:style-name="P110">Other, what?________________</text:p>
        </text:list-item>
        <text:list-item>
          <text:p text:style-name="P110">Don’t know</text:p>
        </text:list-item>
      </text:list>
      <text:h text:style-name="Heading_20_2" text:outline-level="2">Which group or groups do you feel like you belong to? <text:span text:style-name="Teletype">(Valdai Groupin Identiteetti-kyselyn kysymys)</text:span></text:h>
      <text:list text:style-name="L110">
        <text:list-item>
          <text:p text:style-name="P111">Middle class</text:p>
        </text:list-item>
        <text:list-item>
          <text:p text:style-name="P111">Pensioners</text:p>
        </text:list-item>
        <text:list-item>
          <text:p text:style-name="P111">Working people</text:p>
        </text:list-item>
        <text:list-item>
          <text:p text:style-name="P111">Intelligentsija</text:p>
        </text:list-item>
        <text:list-item>
          <text:p text:style-name="P111">Resident of big city</text:p>
        </text:list-item>
        <text:list-item>
          <text:p text:style-name="P111">Rural dveller</text:p>
        </text:list-item>
        <text:list-item>
          <text:p text:style-name="P111">Professional, specialists</text:p>
        </text:list-item>
        <text:list-item>
          <text:p text:style-name="P111">European</text:p>
        </text:list-item>
        <text:list-item>
          <text:p text:style-name="P111">Liberal</text:p>
        </text:list-item>
        <text:list-item>
          <text:p text:style-name="P111">Other</text:p>
        </text:list-item>
        <text:list-item>
          <text:p text:style-name="P111">Don’t know</text:p>
        </text:list-item>
        <text:list-item>
          <text:p text:style-name="P111">Russians</text:p>
        </text:list-item>
        <text:list-item>
          <text:p text:style-name="P111">Russian citizen</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ext:p text:style-name="First_20_paragraph">| Citizens | Private companies | Local authorities | Regional authorities | State, federal power | NGO | Religious organization | Hard to say | | ---- | ---- | ---- | ---- | ---- | ---- | -- | | 1 | 2 | 3 | 4 | 5 | 6 | 7 | 9 |</text:p>
      <text:list text:style-name="L111">
        <text:list-item>
          <text:p text:style-name="P112">Taking care of children</text:p>
        </text:list-item>
        <text:list-item>
          <text:p text:style-name="P112">Taking care of the elderly</text:p>
        </text:list-item>
        <text:list-item>
          <text:p text:style-name="P112">Taking care of people with disabilities</text:p>
        </text:list-item>
        <text:list-item>
          <text:p text:style-name="P112">Taking care of orphans</text:p>
        </text:list-item>
        <text:list-item>
          <text:p text:style-name="P112">Communal services</text:p>
        </text:list-item>
        <text:list-item>
          <text:p text:style-name="P112">Leisure institutions</text:p>
        </text:list-item>
        <text:list-item>
          <text:p text:style-name="P112">Medical care</text:p>
        </text:list-item>
        <text:list-item>
          <text:p text:style-name="P112">Schools</text:p>
        </text:list-item>
        <text:list-item>
          <text:p text:style-name="P112">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79">Scale</text:span><text:span text:style-name="T180">:</text:span></text:p>
      <text:p text:style-name="Text_20_body">| very important | Important | Not important nor unimportant | unimportant | Completely unimportant | Hard to say | | ---- | ---- | ---- | ---- | ---- | ---- | | 1 | 2 | 3 | 4 | 5 | 9 |</text:p>
      <text:list text:style-name="L112">
        <text:list-item>
          <text:p text:style-name="P113">Rich parents</text:p>
        </text:list-item>
        <text:list-item>
          <text:p text:style-name="P113">Relatives in managerial positions</text:p>
        </text:list-item>
        <text:list-item>
          <text:p text:style-name="P113">Good education</text:p>
        </text:list-item>
        <text:list-item>
          <text:p text:style-name="P113">Useful connections</text:p>
        </text:list-item>
        <text:list-item>
          <text:p text:style-name="P113">Hard work</text:p>
        </text:list-item>
        <text:list-item>
          <text:p text:style-name="P113">Persistence in achieving one’s goals</text:p>
        </text:list-item>
        <text:list-item>
          <text:p text:style-name="P113">Ability to take risks</text:p>
        </text:list-item>
        <text:list-item>
          <text:p text:style-name="P113">Ambition, ability to set lofty goals</text:p>
        </text:list-item>
        <text:list-item>
          <text:p text:style-name="P113">Gift of intellect</text:p>
        </text:list-item>
        <text:list-item>
          <text:p text:style-name="P113">Living in a capital</text:p>
        </text:list-item>
        <text:list-item>
          <text:p text:style-name="P113">Connections abroad</text:p>
        </text:list-item>
        <text:list-item>
          <text:p text:style-name="P113">Charm, communicative skills</text:p>
        </text:list-item>
        <text:list-item>
          <text:p text:style-name="P113">Correct political views</text:p>
        </text:list-item>
        <text:list-item>
          <text:p text:style-name="P113">Right ethnic background</text:p>
        </text:list-item>
        <text:list-item>
          <text:p text:style-name="P113">Honesty</text:p>
        </text:list-item>
        <text:list-item>
          <text:p text:style-name="P113">Law abidance</text:p>
        </text:list-item>
        <text:list-item>
          <text:p text:style-name="P113">Independence</text:p>
        </text:list-item>
        <text:list-item>
          <text:p text:style-name="P113">Luck</text:p>
        </text:list-item>
      </text:list>
      <text:h text:style-name="Heading_20_2" text:outline-level="2">Evaluate how important are these qualities for advancement in contemporary Russian society.</text:h>
      <text:p text:style-name="First_20_paragraph"><text:span text:style-name="T181">Scale</text:span><text:span text:style-name="T182">:</text:span></text:p>
      <text:p text:style-name="Text_20_body">| very important | Important | Not important nor unimportant | unimportant | Completely unimportant | Hard to say | | ---- | ---- | ---- | ---- | ---- | ---- | | 1 | 2 | 3 | 4 | 5 | 9 |</text:p>
      <text:list text:style-name="L113">
        <text:list-item>
          <text:p text:style-name="P114">Rich parents</text:p>
        </text:list-item>
        <text:list-item>
          <text:p text:style-name="P114">Relatives in managerial positions</text:p>
        </text:list-item>
        <text:list-item>
          <text:p text:style-name="P114">Good education</text:p>
        </text:list-item>
        <text:list-item>
          <text:p text:style-name="P114">Useful connections</text:p>
        </text:list-item>
        <text:list-item>
          <text:p text:style-name="P114">Hard work</text:p>
        </text:list-item>
        <text:list-item>
          <text:p text:style-name="P114">Persistence in achieving one’s goals</text:p>
        </text:list-item>
        <text:list-item>
          <text:p text:style-name="P114">Ability to take risks</text:p>
        </text:list-item>
        <text:list-item>
          <text:p text:style-name="P114">Ambition, ability to set lofty goals</text:p>
        </text:list-item>
        <text:list-item>
          <text:p text:style-name="P114">Gift of intellect</text:p>
        </text:list-item>
        <text:list-item>
          <text:p text:style-name="P114">Living in a capital</text:p>
        </text:list-item>
        <text:list-item>
          <text:p text:style-name="P114">Connections abroad</text:p>
        </text:list-item>
        <text:list-item>
          <text:p text:style-name="P114">Charm, communicative skills</text:p>
        </text:list-item>
        <text:list-item>
          <text:p text:style-name="P114">Correct political views</text:p>
        </text:list-item>
        <text:list-item>
          <text:p text:style-name="P114">Right ethnic background</text:p>
        </text:list-item>
        <text:list-item>
          <text:p text:style-name="P114">Honesty</text:p>
        </text:list-item>
        <text:list-item>
          <text:p text:style-name="P114">Law abidance</text:p>
        </text:list-item>
        <text:list-item>
          <text:p text:style-name="P114">Independence</text:p>
        </text:list-item>
        <text:list-item>
          <text:p text:style-name="P114">Luck</text:p>
        </text:list-item>
      </text:list>
      <text:h text:style-name="Heading_20_2" text:outline-level="2">To which ethnicity do you refer yourself?</text:h>
      <text:list text:style-name="L114">
        <text:list-item>
          <text:p text:style-name="P115">Russian</text:p>
        </text:list-item>
        <text:list-item>
          <text:p text:style-name="P115">Ukrainian</text:p>
        </text:list-item>
        <text:list-item>
          <text:p text:style-name="P115">Tatar</text:p>
        </text:list-item>
        <text:list-item>
          <text:p text:style-name="P115">Chuvash</text:p>
        </text:list-item>
        <text:list-item>
          <text:p text:style-name="P115">Belorussian</text:p>
        </text:list-item>
        <text:list-item>
          <text:p text:style-name="P115">Jewish</text:p>
        </text:list-item>
        <text:list-item>
          <text:p text:style-name="P115">Other, specify which _______________________</text:p>
        </text:list-item>
        <text:list-item>
          <text:p text:style-name="P115">Hard to say</text:p>
        </text:list-item>
      </text:list>
      <text:p text:style-name="First_20_paragraph">What is you native language?</text:p>
      <text:list text:style-name="L115">
        <text:list-item>
          <text:p text:style-name="P116">Russian</text:p>
        </text:list-item>
        <text:list-item>
          <text:p text:style-name="P116">Ukrainian</text:p>
        </text:list-item>
        <text:list-item>
          <text:p text:style-name="P116">Tatar</text:p>
        </text:list-item>
        <text:list-item>
          <text:p text:style-name="P116">Chuvash</text:p>
        </text:list-item>
        <text:list-item>
          <text:p text:style-name="P116">Belorussian</text:p>
        </text:list-item>
        <text:list-item>
          <text:p text:style-name="P116">Jewish</text:p>
        </text:list-item>
        <text:list-item>
          <text:p text:style-name="P116">Other, specify which _______________________</text:p>
        </text:list-item>
        <text:list-item>
          <text:p text:style-name="P116">Hard to say</text:p>
        </text:list-item>
      </text:list>
      <text:p text:style-name="First_20_paragraph">If your native language is not Russian, what is your command in Russian?</text:p>
      <text:p text:style-name="Text_20_body"><text:span text:style-name="T183">scale</text:span></text:p>
      <text:p text:style-name="Text_20_body">Speak fluently and write well | Speak fluently but do not write well |Speak a little bit |Is able only to read | No command at all | Hard to say | | ---- | ---- | ---- | ---- | ---- | ---- | | 1 | 2 | 3 | 4 | 5 | 9</text:p>
      <text:p text:style-name="Text_20_body">What is your command in English?</text:p>
      <text:p text:style-name="Text_20_body"><text:span text:style-name="T184">scale</text:span></text:p>
      <text:p text:style-name="Text_20_body">Speak fluently and write well | Speak fluently but do not write well |Speak a little bit |Is able only to read | No command at all | Hard to say | | ---- | ---- | ---- | ---- | ---- | ---- | | 1 | 2 | 3 | 4 | 5 | 9</text:p>
      <text:h text:style-name="Heading_20_2" text:outline-level="2">How acute conflicts do you see between these dimensions?</text:h>
      <text:p text:style-name="First_20_paragraph"><text:span text:style-name="T185">Scale</text:span><text:span text:style-name="T186">:</text:span></text:p>
      <text:p text:style-name="Text_20_body">| very serious | serious | Not serious nor less serious | less serious | Completely less serious | Hard to say | | ---- | ---- | ---- | ---- | ---- | ---- | | 1 | 2 | 3 | 4 | 5 | 9 |</text:p>
      <text:list text:style-name="L116">
        <text:list-item>
          <text:p text:style-name="P117">Income (Rich-Poor)</text:p>
        </text:list-item>
        <text:list-item>
          <text:p text:style-name="P117">Generation (Old - young)</text:p>
        </text:list-item>
        <text:list-item>
          <text:p text:style-name="P117">Social class (Workers - Oligarks)</text:p>
        </text:list-item>
        <text:list-item>
          <text:p text:style-name="P117">Family (благополучная OR неблагополучная семья)</text:p>
        </text:list-item>
        <text:list-item>
          <text:p text:style-name="P117">Ethnicity (Russians - non-Russians)</text:p>
        </text:list-item>
        <text:list-item>
          <text:p text:style-name="P117">Religion (Christians - others)</text:p>
        </text:list-item>
        <text:list-item>
          <text:p text:style-name="P117">Place of residence (Cities - countryside)</text:p>
        </text:list-item>
        <text:list-item>
          <text:p text:style-name="P117">Ideology (Left - Right)</text:p>
        </text:list-item>
        <text:list-item>
          <text:p text:style-name="P117">Region (Moscow - others)</text:p>
        </text:list-item>
      </text:list>
      <text:h text:style-name="Heading_20_2" text:outline-level="2">How proud you are of?</text:h>
      <text:p text:style-name="First_20_paragraph"><text:span text:style-name="T187">Scale</text:span><text:span text:style-name="T188">:</text:span></text:p>
      <text:p text:style-name="Text_20_body">| very proud | proud | moderately proud | somewhat proud | Not proud | Hard to say | | ---- | ---- | ---- | ---- | ---- | ---- | | 4 | 3 | 2 | 1 | 0 | 9 |</text:p>
      <text:list text:style-name="L117">
        <text:list-item>
          <text:p text:style-name="P118">Current state of democracy in Russia</text:p>
        </text:list-item>
        <text:list-item>
          <text:p text:style-name="P118">Russia’ political influence in the world affairs</text:p>
        </text:list-item>
        <text:list-item>
          <text:p text:style-name="P118">Russia’s economic achievements</text:p>
        </text:list-item>
        <text:list-item>
          <text:p text:style-name="P118">Population’s social security</text:p>
        </text:list-item>
        <text:list-item>
          <text:p text:style-name="P118">Fairness and equal rights for all social groups in Russia</text:p>
        </text:list-item>
        <text:list-item>
          <text:p text:style-name="P118">Russia’s scientific and technical achievements</text:p>
        </text:list-item>
        <text:list-item>
          <text:p text:style-name="P118">Russia’s sports achievements</text:p>
        </text:list-item>
        <text:list-item>
          <text:p text:style-name="P118">Russia’s achievements in literature and art</text:p>
        </text:list-item>
        <text:list-item>
          <text:p text:style-name="P118">Russian war victories</text:p>
        </text:list-item>
        <text:list-item>
          <text:p text:style-name="P118">Russian history</text:p>
        </text:list-item>
        <text:list-item>
          <text:p text:style-name="P118">Russian territory</text:p>
        </text:list-item>
        <text:list-item>
          <text:p text:style-name="P118">Russian nature</text:p>
        </text:list-item>
      </text:list>
      <text:h text:style-name="Heading_20_2" text:outline-level="2">Which type of state you would like to see Russia?</text:h>
      <text:list text:style-name="L118">
        <text:list-item>
          <text:p text:style-name="P119">Socialist state like the USSR</text:p>
        </text:list-item>
        <text:list-item>
          <text:p text:style-name="P119">Country with developed welfare state like Finland or Sweden</text:p>
        </text:list-item>
        <text:list-item>
          <text:p text:style-name="P119">Country with liberal economy and developed democracy as Great Britain</text:p>
        </text:list-item>
        <text:list-item>
          <text:p text:style-name="P119">Country like China with rapic economic growth and strict control of society</text:p>
        </text:list-item>
        <text:list-item>
          <text:p text:style-name="P119">Difficult to answer</text:p>
        </text:list-item>
      </text:list>
      <text:h text:style-name="Heading_20_1" text:outline-level="1">Personal data</text:h>
      <text:h text:style-name="Heading_20_2" text:outline-level="2">What year were you born in?</text:h>
      <text:list text:style-name="L119">
        <text:list-item>
          <text:p text:style-name="P120">____ year</text:p>
        </text:list-item>
      </text:list>
      <text:h text:style-name="Heading_20_2" text:outline-level="2">How long have you been living here in this city, town, village?</text:h>
      <text:list text:style-name="L120">
        <text:list-item>
          <text:p text:style-name="P121">All my life</text:p>
        </text:list-item>
        <text:list-item>
          <text:p text:style-name="P121">More than 15 years</text:p>
        </text:list-item>
        <text:list-item>
          <text:p text:style-name="P121">About 10-15 years</text:p>
        </text:list-item>
        <text:list-item>
          <text:p text:style-name="P121">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89">Scale</text:span><text:span text:style-name="T190">:</text:span></text:p>
      <text:p text:style-name="Text_20_body">| Read with a dictionary | Read easily | Speak | Write | | ---- | ---- | ---- | ---- | | 1 | 2 | 3 | 4 |</text:p>
      <text:list text:style-name="L121">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22">
        <text:list-item>
          <text:p text:style-name="P123">Male<text:line-break/></text:p>
        </text:list-item>
        <text:list-item>
          <text:p text:style-name="P123">Female</text:p>
        </text:list-item>
      </text:list>
      <text:h text:style-name="Heading_20_2" text:outline-level="2">Type of settlement where interview was held</text:h>
      <text:list text:style-name="L123">
        <text:list-item>
          <text:p text:style-name="P124">Moscow<text:line-break/></text:p>
        </text:list-item>
        <text:list-item>
          <text:p text:style-name="P124">S.Petersburg<text:line-break/></text:p>
        </text:list-item>
        <text:list-item>
          <text:p text:style-name="P124">City with the population of one million or more</text:p>
        </text:list-item>
        <text:list-item>
          <text:p text:style-name="P124">City with the population from 500 o 999 thousand<text:line-break/></text:p>
        </text:list-item>
        <text:list-item>
          <text:p text:style-name="P124">City with the population from 100 to 499 thousand<text:line-break/></text:p>
        </text:list-item>
        <text:list-item>
          <text:p text:style-name="P124">Town with the population from 50 to 99 thousand<text:line-break/></text:p>
        </text:list-item>
        <text:list-item>
          <text:p text:style-name="P124">Town with the population from 10 to 49 thousand<text:line-break/></text:p>
        </text:list-item>
        <text:list-item>
          <text:p text:style-name="P124">Small urban type settlement<text:line-break/></text:p>
        </text:list-item>
        <text:list-item>
          <text:p text:style-name="P124">Big village, no fewer than 100 families<text:line-break/></text:p>
        </text:list-item>
        <text:list-item>
          <text:p text:style-name="P124">Small village, less than 100 families</text:p>
        </text:list-item>
      </text:list>
      <text:h text:style-name="Heading_20_2" text:outline-level="2">Name of the settlement? (optional)</text:h>
      <text:p text:style-name="First_20_paragraph"><text:span text:style-name="Teletype">Optional: region of origin of repondent and parents?</text:span></text:p>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